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38">
            <text:p>23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79">
            <text:p>27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07">
            <text:p>50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3364">
            <text:p>2336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7168">
            <text:p>2716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9699">
            <text:p>2969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21">
            <text:p>2021-03-2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5 - 1.21)">
            <text:p>(0.95 - 1.2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4">
            <text:p>1.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135.5">
            <text:p>135.5</text:p>
          </table:table-cell>
          <table:table-cell office:value-type="float" office:value="-134.5">
            <text:p>-134.5</text:p>
          </table:table-cell>
          <table:table-cell office:value-type="float" office:value="-173">
            <text:p>-173</text:p>
          </table:table-cell>
          <table:table-cell office:value-type="float" office:value="0.0188194444444444">
            <text:p>0.0188194444</text:p>
          </table:table-cell>
          <table:table-cell office:value-type="float" office:value="-0.0133287087503716">
            <text:p>-0.0133287088</text:p>
          </table:table-cell>
          <table:table-cell office:value-type="float" office:value="-0.0126305030298606">
            <text:p>-0.012630503</text:p>
          </table:table-cell>
          <table:table-cell office:value-type="float" office:value="1.06656223167438">
            <text:p>1.0665622317</text:p>
          </table:table-cell>
          <table:table-cell office:value-type="float" office:value="0.953697722148526">
            <text:p>0.9536977221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3.5">
            <text:p>3.5</text:p>
          </table:table-cell>
          <table:table-cell office:value-type="float" office:value="-81.875">
            <text:p>-81.875</text:p>
          </table:table-cell>
          <table:table-cell office:value-type="float" office:value="-139.25">
            <text:p>-139.25</text:p>
          </table:table-cell>
          <table:table-cell office:value-type="float" office:value="0.000491297024143739">
            <text:p>0.000491297</text:p>
          </table:table-cell>
          <table:table-cell office:value-type="float" office:value="-0.00816626770396968">
            <text:p>-0.0081662677</text:p>
          </table:table-cell>
          <table:table-cell office:value-type="float" office:value="-0.00937268627582958">
            <text:p>-0.0093726863</text:p>
          </table:table-cell>
          <table:table-cell office:value-type="float" office:value="1.00172001267512">
            <text:p>1.0017200127</text:p>
          </table:table-cell>
          <table:table-cell office:value-type="float" office:value="0.971548771375403">
            <text:p>0.9715487714</text:p>
          </table:table-cell>
          <table:table-cell office:value-type="float" office:value="0.967367778640726">
            <text:p>0.9673677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430">
            <text:p>7430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54.125">
            <text:p>54.125</text:p>
          </table:table-cell>
          <table:table-cell office:value-type="float" office:value="-300.25">
            <text:p>-300.25</text:p>
          </table:table-cell>
          <table:table-cell office:value-type="float" office:value="-26.625">
            <text:p>-26.625</text:p>
          </table:table-cell>
          <table:table-cell office:value-type="float" office:value="0.00728465679676985">
            <text:p>0.0072846568</text:p>
          </table:table-cell>
          <table:table-cell office:value-type="float" office:value="-0.0311333471588552">
            <text:p>-0.0311333472</text:p>
          </table:table-cell>
          <table:table-cell office:value-type="float" office:value="-0.00191712269585253">
            <text:p>-0.0019171227</text:p>
          </table:table-cell>
          <table:table-cell office:value-type="float" office:value="1.025600308589">
            <text:p>1.0256003086</text:p>
          </table:table-cell>
          <table:table-cell office:value-type="float" office:value="0.892933084142422">
            <text:p>0.8929330841</text:p>
          </table:table-cell>
          <table:table-cell office:value-type="float" office:value="0.993297274269001">
            <text:p>0.9932972743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300">
            <text:p>14300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254.25">
            <text:p>254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77797202797203">
            <text:p>0.0177797203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6284861314734">
            <text:p>1.0628486131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597">
            <text:p>15597</text:p>
          </table:table-cell>
          <table:table-cell office:value-type="float" office:value="135.5">
            <text:p>135.5</text:p>
          </table:table-cell>
          <table:table-cell office:value-type="float" office:value="-91.25">
            <text:p>-91.25</text:p>
          </table:table-cell>
          <table:table-cell office:value-type="float" office:value="287.5">
            <text:p>287.5</text:p>
          </table:table-cell>
          <table:table-cell office:value-type="float" office:value="0.0188194444444444">
            <text:p>0.0188194444</text:p>
          </table:table-cell>
          <table:table-cell office:value-type="float" office:value="-0.00891548607718613">
            <text:p>-0.0089154861</text:p>
          </table:table-cell>
          <table:table-cell office:value-type="float" office:value="0.0184330319933321">
            <text:p>0.018433032</text:p>
          </table:table-cell>
          <table:table-cell office:value-type="float" office:value="1.06656223167438">
            <text:p>1.0665622317</text:p>
          </table:table-cell>
          <table:table-cell office:value-type="float" office:value="0.968951591078154">
            <text:p>0.9689515911</text:p>
          </table:table-cell>
          <table:table-cell office:value-type="float" office:value="1.06518157424686">
            <text:p>1.0651815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996">
            <text:p>10996</text:p>
          </table:table-cell>
          <table:table-cell office:value-type="float" office:value="15053">
            <text:p>15053</text:p>
          </table:table-cell>
          <table:table-cell office:value-type="float" office:value="3.5">
            <text:p>3.5</text:p>
          </table:table-cell>
          <table:table-cell office:value-type="float" office:value="-109.25">
            <text:p>-109.25</text:p>
          </table:table-cell>
          <table:table-cell office:value-type="float" office:value="322.5">
            <text:p>322.5</text:p>
          </table:table-cell>
          <table:table-cell office:value-type="float" office:value="0.000491297024143739">
            <text:p>0.000491297</text:p>
          </table:table-cell>
          <table:table-cell office:value-type="float" office:value="-0.00993543106584212">
            <text:p>-0.0099354311</text:p>
          </table:table-cell>
          <table:table-cell office:value-type="float" office:value="0.0214243008038265">
            <text:p>0.0214243008</text:p>
          </table:table-cell>
          <table:table-cell office:value-type="float" office:value="1.00172001267512">
            <text:p>1.0017200127</text:p>
          </table:table-cell>
          <table:table-cell office:value-type="float" office:value="0.965419468338862">
            <text:p>0.9654194683</text:p>
          </table:table-cell>
          <table:table-cell office:value-type="float" office:value="1.07588469411666">
            <text:p>1.0758846941</text:p>
          </table:table-cell>
          <table:table-cell table:number-columns-repeated="2" office:value-type="float" office:value="0">
            <text:p>0</text:p>
          </table:table-cell>
          <table:table-cell office:value-type="float" office:value="32.6986654602988">
            <text:p>32.69866546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335">
            <text:p>7335</text:p>
          </table:table-cell>
          <table:table-cell office:value-type="float" office:value="10238">
            <text:p>10238</text:p>
          </table:table-cell>
          <table:table-cell office:value-type="float" office:value="14523">
            <text:p>14523</text:p>
          </table:table-cell>
          <table:table-cell office:value-type="float" office:value="42.5">
            <text:p>42.5</text:p>
          </table:table-cell>
          <table:table-cell office:value-type="float" office:value="-39">
            <text:p>-39</text:p>
          </table:table-cell>
          <table:table-cell office:value-type="float" office:value="435.625">
            <text:p>435.625</text:p>
          </table:table-cell>
          <table:table-cell office:value-type="float" office:value="0.00579413769597819">
            <text:p>0.0057941377</text:p>
          </table:table-cell>
          <table:table-cell office:value-type="float" office:value="-0.0038093377612815">
            <text:p>-0.0038093378</text:p>
          </table:table-cell>
          <table:table-cell office:value-type="float" office:value="0.029995524340701">
            <text:p>0.0299955243</text:p>
          </table:table-cell>
          <table:table-cell office:value-type="float" office:value="1.02034528311794">
            <text:p>1.0203452831</text:p>
          </table:table-cell>
          <table:table-cell office:value-type="float" office:value="0.986695759501707">
            <text:p>0.9866957595</text:p>
          </table:table-cell>
          <table:table-cell office:value-type="float" office:value="1.10674780889418">
            <text:p>1.10674780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4532200053328">
            <text:p>23.453220005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7398">
            <text:p>7398</text:p>
          </table:table-cell>
          <table:table-cell office:value-type="float" office:value="10465">
            <text:p>10465</text:p>
          </table:table-cell>
          <table:table-cell office:value-type="float" office:value="14906">
            <text:p>14906</text:p>
          </table:table-cell>
          <table:table-cell office:value-type="float" office:value="66.25">
            <text:p>66.25</text:p>
          </table:table-cell>
          <table:table-cell office:value-type="float" office:value="91">
            <text:p>91</text:p>
          </table:table-cell>
          <table:table-cell office:value-type="float" office:value="419.25">
            <text:p>419.25</text:p>
          </table:table-cell>
          <table:table-cell office:value-type="float" office:value="0.0089551230062179">
            <text:p>0.008955123</text:p>
          </table:table-cell>
          <table:table-cell office:value-type="float" office:value="0.00869565217391304">
            <text:p>0.0086956522</text:p>
          </table:table-cell>
          <table:table-cell office:value-type="float" office:value="0.0281262578827318">
            <text:p>0.0281262579</text:p>
          </table:table-cell>
          <table:table-cell office:value-type="float" office:value="1.03150011120875">
            <text:p>1.0315001112</text:p>
          </table:table-cell>
          <table:table-cell office:value-type="float" office:value="1.03058298676749">
            <text:p>1.0305829868</text:p>
          </table:table-cell>
          <table:table-cell office:value-type="float" office:value="1.09999243189923">
            <text:p>1.0999924319</text:p>
          </table:table-cell>
          <table:table-cell table:number-columns-repeated="2" office:value-type="float" office:value="0">
            <text:p>0</text:p>
          </table:table-cell>
          <table:table-cell office:value-type="float" office:value="24.9891022871008">
            <text:p>24.989102287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table:number-columns-repeated="2"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1008">
            <text:p>11008</text:p>
          </table:table-cell>
          <table:table-cell office:value-type="float" office:value="15597">
            <text:p>15597</text:p>
          </table:table-cell>
          <table:table-cell office:value-type="float" office:value="109.375">
            <text:p>109.375</text:p>
          </table:table-cell>
          <table:table-cell office:value-type="float" office:value="86.25">
            <text:p>86.25</text:p>
          </table:table-cell>
          <table:table-cell office:value-type="float" office:value="287.5">
            <text:p>287.5</text:p>
          </table:table-cell>
          <table:table-cell office:value-type="float" office:value="0.0153530320044919">
            <text:p>0.015353032</text:p>
          </table:table-cell>
          <table:table-cell office:value-type="float" office:value="0.00783521075581395">
            <text:p>0.0078352108</text:p>
          </table:table-cell>
          <table:table-cell office:value-type="float" office:value="0.0184330319933321">
            <text:p>0.018433032</text:p>
          </table:table-cell>
          <table:table-cell office:value-type="float" office:value="1.05419761457551">
            <text:p>1.0541976146</text:p>
          </table:table-cell>
          <table:table-cell office:value-type="float" office:value="1.02754356307942">
            <text:p>1.0275435631</text:p>
          </table:table-cell>
          <table:table-cell office:value-type="float" office:value="1.06518157424686">
            <text:p>1.0651815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94">
            <text:p>394</text:p>
          </table:table-cell>
          <table:table-cell office:value-type="float" office:value="7226">
            <text:p>7226</text:p>
          </table:table-cell>
          <table:table-cell office:value-type="float" office:value="11023">
            <text:p>11023</text:p>
          </table:table-cell>
          <table:table-cell office:value-type="float" office:value="15144">
            <text:p>15144</text:p>
          </table:table-cell>
          <table:table-cell office:value-type="float" office:value="52">
            <text:p>52</text:p>
          </table:table-cell>
          <table:table-cell office:value-type="float" office:value="266.75">
            <text:p>266.75</text:p>
          </table:table-cell>
          <table:table-cell office:value-type="float" office:value="309">
            <text:p>309</text:p>
          </table:table-cell>
          <table:table-cell office:value-type="float" office:value="0.0071962358151121">
            <text:p>0.0071962358</text:p>
          </table:table-cell>
          <table:table-cell office:value-type="float" office:value="0.0241994012519278">
            <text:p>0.0241994013</text:p>
          </table:table-cell>
          <table:table-cell office:value-type="float" office:value="0.0204041204437401">
            <text:p>0.0204041204</text:p>
          </table:table-cell>
          <table:table-cell office:value-type="float" office:value="1.02528832554031">
            <text:p>1.0252883255</text:p>
          </table:table-cell>
          <table:table-cell office:value-type="float" office:value="1.08584570198281">
            <text:p>1.085845702</text:p>
          </table:table-cell>
          <table:table-cell office:value-type="float" office:value="1.07223042469001">
            <text:p>1.0722304247</text:p>
          </table:table-cell>
          <table:table-cell office:value-type="float" office:value="0">
            <text:p>0</text:p>
          </table:table-cell>
          <table:table-cell office:value-type="float" office:value="28.9883465930688">
            <text:p>28.9883465931</text:p>
          </table:table-cell>
          <table:table-cell office:value-type="float" office:value="34.3163483046457">
            <text:p>34.316348304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7335">
            <text:p>7335</text:p>
          </table:table-cell>
          <table:table-cell office:value-type="float" office:value="10760">
            <text:p>10760</text:p>
          </table:table-cell>
          <table:table-cell office:value-type="float" office:value="16618">
            <text:p>16618</text:p>
          </table:table-cell>
          <table:table-cell office:value-type="float" office:value="42.5">
            <text:p>42.5</text:p>
          </table:table-cell>
          <table:table-cell office:value-type="float" office:value="338.875">
            <text:p>338.875</text:p>
          </table:table-cell>
          <table:table-cell office:value-type="float" office:value="13.875">
            <text:p>13.875</text:p>
          </table:table-cell>
          <table:table-cell office:value-type="float" office:value="0.00579413769597819">
            <text:p>0.0057941377</text:p>
          </table:table-cell>
          <table:table-cell office:value-type="float" office:value="0.0314939591078067">
            <text:p>0.0314939591</text:p>
          </table:table-cell>
          <table:table-cell office:value-type="float" office:value="0.000834938019015525">
            <text:p>0.000834938</text:p>
          </table:table-cell>
          <table:table-cell office:value-type="float" office:value="1.02034528311794">
            <text:p>1.0203452831</text:p>
          </table:table-cell>
          <table:table-cell office:value-type="float" office:value="1.11217292101948">
            <text:p>1.112172921</text:p>
          </table:table-cell>
          <table:table-cell office:value-type="float" office:value="1.00292364942469">
            <text:p>1.0029236494</text:p>
          </table:table-cell>
          <table:table-cell office:value-type="float" office:value="0">
            <text:p>0</text:p>
          </table:table-cell>
          <table:table-cell office:value-type="float" office:value="22.3536756553048">
            <text:p>22.3536756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998">
            <text:p>7998</text:p>
          </table:table-cell>
          <table:table-cell office:value-type="float" office:value="10875">
            <text:p>10875</text:p>
          </table:table-cell>
          <table:table-cell office:value-type="float" office:value="17366">
            <text:p>17366</text:p>
          </table:table-cell>
          <table:table-cell office:value-type="float" office:value="147">
            <text:p>147</text:p>
          </table:table-cell>
          <table:table-cell office:value-type="float" office:value="281.5">
            <text:p>281.5</text:p>
          </table:table-cell>
          <table:table-cell office:value-type="float" office:value="-34.25">
            <text:p>-34.25</text:p>
          </table:table-cell>
          <table:table-cell office:value-type="float" office:value="0.0183795948987247">
            <text:p>0.0183795949</text:p>
          </table:table-cell>
          <table:table-cell office:value-type="float" office:value="0.0258850574712644">
            <text:p>0.0258850575</text:p>
          </table:table-cell>
          <table:table-cell office:value-type="float" office:value="-0.00197224461591616">
            <text:p>-0.0019722446</text:p>
          </table:table-cell>
          <table:table-cell office:value-type="float" office:value="1.06499068878247">
            <text:p>1.0649906888</text:p>
          </table:table-cell>
          <table:table-cell office:value-type="float" office:value="1.09191097210199">
            <text:p>1.0919109721</text:p>
          </table:table-cell>
          <table:table-cell office:value-type="float" office:value="0.993104767751991">
            <text:p>0.9931047678</text:p>
          </table:table-cell>
          <table:table-cell office:value-type="float" office:value="0">
            <text:p>0</text:p>
          </table:table-cell>
          <table:table-cell office:value-type="float" office:value="27.1229858647836">
            <text:p>27.12298586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4">
            <text:p>324</text:p>
          </table:table-cell>
          <table:table-cell office:value-type="float" office:value="8524">
            <text:p>8524</text:p>
          </table:table-cell>
          <table:table-cell office:value-type="float" office:value="11548">
            <text:p>11548</text:p>
          </table:table-cell>
          <table:table-cell office:value-type="float" office:value="16561">
            <text:p>16561</text:p>
          </table:table-cell>
          <table:table-cell office:value-type="float" office:value="121.75">
            <text:p>121.75</text:p>
          </table:table-cell>
          <table:table-cell office:value-type="float" office:value="222.625">
            <text:p>222.625</text:p>
          </table:table-cell>
          <table:table-cell office:value-type="float" office:value="-20.125">
            <text:p>-20.125</text:p>
          </table:table-cell>
          <table:table-cell office:value-type="float" office:value="0.0142832003754106">
            <text:p>0.0142832004</text:p>
          </table:table-cell>
          <table:table-cell office:value-type="float" office:value="0.0192782299965362">
            <text:p>0.01927823</text:p>
          </table:table-cell>
          <table:table-cell office:value-type="float" office:value="-0.00121520439586981">
            <text:p>-0.0012152044</text:p>
          </table:table-cell>
          <table:table-cell office:value-type="float" office:value="1.05039106054735">
            <text:p>1.0503910605</text:p>
          </table:table-cell>
          <table:table-cell office:value-type="float" office:value="1.0682022392854">
            <text:p>1.0682022393</text:p>
          </table:table-cell>
          <table:table-cell office:value-type="float" office:value="0.995749678989034">
            <text:p>0.995749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8554">
            <text:p>8554</text:p>
          </table:table-cell>
          <table:table-cell office:value-type="float" office:value="11057">
            <text:p>11057</text:p>
          </table:table-cell>
          <table:table-cell office:value-type="float" office:value="15144">
            <text:p>15144</text:p>
          </table:table-cell>
          <table:table-cell office:value-type="float" office:value="-10.5">
            <text:p>-10.5</text:p>
          </table:table-cell>
          <table:table-cell office:value-type="float" office:value="-50.75">
            <text:p>-50.75</text:p>
          </table:table-cell>
          <table:table-cell office:value-type="float" office:value="309">
            <text:p>309</text:p>
          </table:table-cell>
          <table:table-cell office:value-type="float" office:value="-0.00122749590834697">
            <text:p>-0.0012274959</text:p>
          </table:table-cell>
          <table:table-cell office:value-type="float" office:value="-0.0045898525820747">
            <text:p>-0.0045898526</text:p>
          </table:table-cell>
          <table:table-cell office:value-type="float" office:value="0.0204041204437401">
            <text:p>0.0204041204</text:p>
          </table:table-cell>
          <table:table-cell office:value-type="float" office:value="0.995706717543347">
            <text:p>0.9957067175</text:p>
          </table:table-cell>
          <table:table-cell office:value-type="float" office:value="0.98397680678632">
            <text:p>0.9839768068</text:p>
          </table:table-cell>
          <table:table-cell office:value-type="float" office:value="1.07223042469001">
            <text:p>1.0722304247</text:p>
          </table:table-cell>
          <table:table-cell table:number-columns-repeated="2" office:value-type="float" office:value="0">
            <text:p>0</text:p>
          </table:table-cell>
          <table:table-cell office:value-type="float" office:value="34.3163483046457">
            <text:p>34.316348304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8338">
            <text:p>8338</text:p>
          </table:table-cell>
          <table:table-cell office:value-type="float" office:value="10768">
            <text:p>10768</text:p>
          </table:table-cell>
          <table:table-cell office:value-type="float" office:value="16174">
            <text:p>16174</text:p>
          </table:table-cell>
          <table:table-cell office:value-type="float" office:value="247">
            <text:p>247</text:p>
          </table:table-cell>
          <table:table-cell office:value-type="float" office:value="196.875">
            <text:p>196.875</text:p>
          </table:table-cell>
          <table:table-cell office:value-type="float" office:value="-155.875">
            <text:p>-155.875</text:p>
          </table:table-cell>
          <table:table-cell office:value-type="float" office:value="0.0296234108899017">
            <text:p>0.0296234109</text:p>
          </table:table-cell>
          <table:table-cell office:value-type="float" office:value="0.0182833395245171">
            <text:p>0.0182833395</text:p>
          </table:table-cell>
          <table:table-cell office:value-type="float" office:value="-0.00963738098182268">
            <text:p>-0.009637381</text:p>
          </table:table-cell>
          <table:table-cell office:value-type="float" office:value="1.10540192920125">
            <text:p>1.1054019292</text:p>
          </table:table-cell>
          <table:table-cell office:value-type="float" office:value="1.06464687812398">
            <text:p>1.0646468781</text:p>
          </table:table-cell>
          <table:table-cell office:value-type="float" office:value="0.966451209623511">
            <text:p>0.9664512096</text:p>
          </table:table-cell>
          <table:table-cell office:value-type="float" office:value="23.743515659495">
            <text:p>23.74351565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8155">
            <text:p>8155</text:p>
          </table:table-cell>
          <table:table-cell office:value-type="float" office:value="10882">
            <text:p>10882</text:p>
          </table:table-cell>
          <table:table-cell office:value-type="float" office:value="17377">
            <text:p>17377</text:p>
          </table:table-cell>
          <table:table-cell office:value-type="float" office:value="29">
            <text:p>29</text:p>
          </table:table-cell>
          <table:table-cell office:value-type="float" office:value="13.125">
            <text:p>13.125</text:p>
          </table:table-cell>
          <table:table-cell office:value-type="float" office:value="-57.75">
            <text:p>-57.75</text:p>
          </table:table-cell>
          <table:table-cell office:value-type="float" office:value="0.00355610055180871">
            <text:p>0.0035561006</text:p>
          </table:table-cell>
          <table:table-cell office:value-type="float" office:value="0.00120612019849292">
            <text:p>0.0012061202</text:p>
          </table:table-cell>
          <table:table-cell office:value-type="float" office:value="-0.00332335846233527">
            <text:p>-0.0033233585</text:p>
          </table:table-cell>
          <table:table-cell office:value-type="float" office:value="1.01247113779955">
            <text:p>1.0124711378</text:p>
          </table:table-cell>
          <table:table-cell office:value-type="float" office:value="1.00422427195755">
            <text:p>1.004224272</text:p>
          </table:table-cell>
          <table:table-cell office:value-type="float" office:value="0.988389893016306">
            <text:p>0.9883898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0">
            <text:p>340</text:p>
          </table:table-cell>
          <table:table-cell office:value-type="float" office:value="8565">
            <text:p>8565</text:p>
          </table:table-cell>
          <table:table-cell office:value-type="float" office:value="11086">
            <text:p>11086</text:p>
          </table:table-cell>
          <table:table-cell office:value-type="float" office:value="16700">
            <text:p>16700</text:p>
          </table:table-cell>
          <table:table-cell office:value-type="float" office:value="18.875">
            <text:p>18.875</text:p>
          </table:table-cell>
          <table:table-cell office:value-type="float" office:value="58">
            <text:p>58</text:p>
          </table:table-cell>
          <table:table-cell office:value-type="float" office:value="22.875">
            <text:p>22.875</text:p>
          </table:table-cell>
          <table:table-cell office:value-type="float" office:value="0.00220373613543491">
            <text:p>0.0022037361</text:p>
          </table:table-cell>
          <table:table-cell office:value-type="float" office:value="0.00523182392206386">
            <text:p>0.0052318239</text:p>
          </table:table-cell>
          <table:table-cell office:value-type="float" office:value="0.00136976047904192">
            <text:p>0.0013697605</text:p>
          </table:table-cell>
          <table:table-cell office:value-type="float" office:value="1.00772259512181">
            <text:p>1.0077225951</text:p>
          </table:table-cell>
          <table:table-cell office:value-type="float" office:value="1.01836503281106">
            <text:p>1.0183650328</text:p>
          </table:table-cell>
          <table:table-cell office:value-type="float" office:value="1.00479783911444">
            <text:p>1.00479783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8505">
            <text:p>8505</text:p>
          </table:table-cell>
          <table:table-cell office:value-type="float" office:value="10955">
            <text:p>10955</text:p>
          </table:table-cell>
          <table:table-cell office:value-type="float" office:value="16223">
            <text:p>16223</text:p>
          </table:table-cell>
          <table:table-cell office:value-type="float" office:value="53.375">
            <text:p>53.375</text:p>
          </table:table-cell>
          <table:table-cell office:value-type="float" office:value="-50.75">
            <text:p>-50.75</text:p>
          </table:table-cell>
          <table:table-cell office:value-type="float" office:value="85.5">
            <text:p>85.5</text:p>
          </table:table-cell>
          <table:table-cell office:value-type="float" office:value="0.00627572016460905">
            <text:p>0.0062757202</text:p>
          </table:table-cell>
          <table:table-cell office:value-type="float" office:value="-0.00463258785942492">
            <text:p>-0.0046325879</text:p>
          </table:table-cell>
          <table:table-cell office:value-type="float" office:value="0.00527029525981631">
            <text:p>0.0052702953</text:p>
          </table:table-cell>
          <table:table-cell office:value-type="float" office:value="1.02204221451676">
            <text:p>1.0220422145</text:p>
          </table:table-cell>
          <table:table-cell office:value-type="float" office:value="0.983828005797752">
            <text:p>0.9838280058</text:p>
          </table:table-cell>
          <table:table-cell office:value-type="float" office:value="1.01850047439312">
            <text:p>1.01850047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8205">
            <text:p>8205</text:p>
          </table:table-cell>
          <table:table-cell office:value-type="float" office:value="11962">
            <text:p>11962</text:p>
          </table:table-cell>
          <table:table-cell office:value-type="float" office:value="19383">
            <text:p>19383</text:p>
          </table:table-cell>
          <table:table-cell office:value-type="float" office:value="204.5">
            <text:p>204.5</text:p>
          </table:table-cell>
          <table:table-cell office:value-type="float" office:value="10.25">
            <text:p>10.25</text:p>
          </table:table-cell>
          <table:table-cell office:value-type="float" office:value="38.125">
            <text:p>38.125</text:p>
          </table:table-cell>
          <table:table-cell office:value-type="float" office:value="0.0249238269347959">
            <text:p>0.0249238269</text:p>
          </table:table-cell>
          <table:table-cell office:value-type="float" office:value="0.000856880120381207">
            <text:p>0.0008568801</text:p>
          </table:table-cell>
          <table:table-cell office:value-type="float" office:value="0.00196692978383119">
            <text:p>0.0019669298</text:p>
          </table:table-cell>
          <table:table-cell office:value-type="float" office:value="1.08845094068397">
            <text:p>1.0884509407</text:p>
          </table:table-cell>
          <table:table-cell office:value-type="float" office:value="1.00300051953867">
            <text:p>1.0030005195</text:p>
          </table:table-cell>
          <table:table-cell office:value-type="float" office:value="1.00689183711645">
            <text:p>1.0068918371</text:p>
          </table:table-cell>
          <table:table-cell office:value-type="float" office:value="28.1557756377206">
            <text:p>28.15577563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8448">
            <text:p>8448</text:p>
          </table:table-cell>
          <table:table-cell office:value-type="float" office:value="12940">
            <text:p>12940</text:p>
          </table:table-cell>
          <table:table-cell office:value-type="float" office:value="17684">
            <text:p>17684</text:p>
          </table:table-cell>
          <table:table-cell office:value-type="float" office:value="-12.25">
            <text:p>-12.25</text:p>
          </table:table-cell>
          <table:table-cell office:value-type="float" office:value="69.25">
            <text:p>69.25</text:p>
          </table:table-cell>
          <table:table-cell office:value-type="float" office:value="243.875">
            <text:p>243.875</text:p>
          </table:table-cell>
          <table:table-cell office:value-type="float" office:value="-0.00145004734848485">
            <text:p>-0.0014500473</text:p>
          </table:table-cell>
          <table:table-cell office:value-type="float" office:value="0.0053516228748068">
            <text:p>0.0053516229</text:p>
          </table:table-cell>
          <table:table-cell office:value-type="float" office:value="0.0137907147704139">
            <text:p>0.0137907148</text:p>
          </table:table-cell>
          <table:table-cell office:value-type="float" office:value="0.994928955449436">
            <text:p>0.9949289554</text:p>
          </table:table-cell>
          <table:table-cell office:value-type="float" office:value="1.01878681420192">
            <text:p>1.0187868142</text:p>
          </table:table-cell>
          <table:table-cell office:value-type="float" office:value="1.04864026197165">
            <text:p>1.048640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8386">
            <text:p>8386</text:p>
          </table:table-cell>
          <table:table-cell office:value-type="float" office:value="11500">
            <text:p>11500</text:p>
          </table:table-cell>
          <table:table-cell office:value-type="float" office:value="16288">
            <text:p>16288</text:p>
          </table:table-cell>
          <table:table-cell office:value-type="float" office:value="-97.25">
            <text:p>-97.25</text:p>
          </table:table-cell>
          <table:table-cell office:value-type="float" office:value="326">
            <text:p>326</text:p>
          </table:table-cell>
          <table:table-cell office:value-type="float" office:value="-31.75">
            <text:p>-31.75</text:p>
          </table:table-cell>
          <table:table-cell office:value-type="float" office:value="-0.0115967088003816">
            <text:p>-0.0115967088</text:p>
          </table:table-cell>
          <table:table-cell office:value-type="float" office:value="0.0283478260869565">
            <text:p>0.0283478261</text:p>
          </table:table-cell>
          <table:table-cell office:value-type="float" office:value="-0.00194928781925344">
            <text:p>-0.0019492878</text:p>
          </table:table-cell>
          <table:table-cell office:value-type="float" office:value="0.959675107162466">
            <text:p>0.9596751072</text:p>
          </table:table-cell>
          <table:table-cell office:value-type="float" office:value="1.10079244582231">
            <text:p>1.1007924458</text:p>
          </table:table-cell>
          <table:table-cell office:value-type="float" office:value="0.993184940089697">
            <text:p>0.9931849401</text:p>
          </table:table-cell>
          <table:table-cell office:value-type="float" office:value="0">
            <text:p>0</text:p>
          </table:table-cell>
          <table:table-cell office:value-type="float" office:value="24.7964699266979">
            <text:p>24.7964699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208">
            <text:p>8208</text:p>
          </table:table-cell>
          <table:table-cell office:value-type="float" office:value="11532">
            <text:p>11532</text:p>
          </table:table-cell>
          <table:table-cell office:value-type="float" office:value="16193">
            <text:p>16193</text:p>
          </table:table-cell>
          <table:table-cell office:value-type="float" office:value="77.375">
            <text:p>77.375</text:p>
          </table:table-cell>
          <table:table-cell office:value-type="float" office:value="412.25">
            <text:p>412.25</text:p>
          </table:table-cell>
          <table:table-cell office:value-type="float" office:value="148.625">
            <text:p>148.625</text:p>
          </table:table-cell>
          <table:table-cell office:value-type="float" office:value="0.00942677875243665">
            <text:p>0.0094267788</text:p>
          </table:table-cell>
          <table:table-cell office:value-type="float" office:value="0.0357483524106833">
            <text:p>0.0357483524</text:p>
          </table:table-cell>
          <table:table-cell office:value-type="float" office:value="0.00917834866917804">
            <text:p>0.0091783487</text:p>
          </table:table-cell>
          <table:table-cell office:value-type="float" office:value="1.03316789938252">
            <text:p>1.0331678994</text:p>
          </table:table-cell>
          <table:table-cell office:value-type="float" office:value="1.12762400504955">
            <text:p>1.127624005</text:p>
          </table:table-cell>
          <table:table-cell office:value-type="float" office:value="1.03228933482734">
            <text:p>1.0322893348</text:p>
          </table:table-cell>
          <table:table-cell office:value-type="float" office:value="0">
            <text:p>0</text:p>
          </table:table-cell>
          <table:table-cell office:value-type="float" office:value="19.7341706996871">
            <text:p>19.7341706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7768">
            <text:p>7768</text:p>
          </table:table-cell>
          <table:table-cell office:value-type="float" office:value="11852">
            <text:p>11852</text:p>
          </table:table-cell>
          <table:table-cell office:value-type="float" office:value="19383">
            <text:p>19383</text:p>
          </table:table-cell>
          <table:table-cell office:value-type="float" office:value="60.25">
            <text:p>60.25</text:p>
          </table:table-cell>
          <table:table-cell office:value-type="float" office:value="246">
            <text:p>246</text:p>
          </table:table-cell>
          <table:table-cell office:value-type="float" office:value="38.125">
            <text:p>38.125</text:p>
          </table:table-cell>
          <table:table-cell office:value-type="float" office:value="0.00775617919670443">
            <text:p>0.0077561792</text:p>
          </table:table-cell>
          <table:table-cell office:value-type="float" office:value="0.0207559905501181">
            <text:p>0.0207559906</text:p>
          </table:table-cell>
          <table:table-cell office:value-type="float" office:value="0.00196692978383119">
            <text:p>0.0019669298</text:p>
          </table:table-cell>
          <table:table-cell office:value-type="float" office:value="1.0272645374873">
            <text:p>1.0272645375</text:p>
          </table:table-cell>
          <table:table-cell office:value-type="float" office:value="1.0734903567671">
            <text:p>1.0734903568</text:p>
          </table:table-cell>
          <table:table-cell office:value-type="float" office:value="1.00689183711645">
            <text:p>1.0068918371</text:p>
          </table:table-cell>
          <table:table-cell office:value-type="float" office:value="0">
            <text:p>0</text:p>
          </table:table-cell>
          <table:table-cell office:value-type="float" office:value="33.7404291697485">
            <text:p>33.74042916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011">
            <text:p>8011</text:p>
          </table:table-cell>
          <table:table-cell office:value-type="float" office:value="11906">
            <text:p>11906</text:p>
          </table:table-cell>
          <table:table-cell office:value-type="float" office:value="17418">
            <text:p>17418</text:p>
          </table:table-cell>
          <table:table-cell office:value-type="float" office:value="-84.75">
            <text:p>-84.75</text:p>
          </table:table-cell>
          <table:table-cell office:value-type="float" office:value="192.25">
            <text:p>192.25</text:p>
          </table:table-cell>
          <table:table-cell office:value-type="float" office:value="180.25">
            <text:p>180.25</text:p>
          </table:table-cell>
          <table:table-cell office:value-type="float" office:value="-0.0105792035950568">
            <text:p>-0.0105792036</text:p>
          </table:table-cell>
          <table:table-cell office:value-type="float" office:value="0.0161473206786494">
            <text:p>0.0161473207</text:p>
          </table:table-cell>
          <table:table-cell office:value-type="float" office:value="0.010348490067746">
            <text:p>0.0103484901</text:p>
          </table:table-cell>
          <table:table-cell office:value-type="float" office:value="0.963192149732764">
            <text:p>0.9631921497</text:p>
          </table:table-cell>
          <table:table-cell office:value-type="float" office:value="1.05702666486687">
            <text:p>1.0570266649</text:p>
          </table:table-cell>
          <table:table-cell office:value-type="float" office:value="1.03642961408061">
            <text:p>1.03642961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8342">
            <text:p>8342</text:p>
          </table:table-cell>
          <table:table-cell office:value-type="float" office:value="11410">
            <text:p>11410</text:p>
          </table:table-cell>
          <table:table-cell office:value-type="float" office:value="19363">
            <text:p>19363</text:p>
          </table:table-cell>
          <table:table-cell office:value-type="float" office:value="-70.625">
            <text:p>-70.625</text:p>
          </table:table-cell>
          <table:table-cell office:value-type="float" office:value="340.5">
            <text:p>340.5</text:p>
          </table:table-cell>
          <table:table-cell office:value-type="float" office:value="567.5">
            <text:p>567.5</text:p>
          </table:table-cell>
          <table:table-cell office:value-type="float" office:value="-0.00846619515703668">
            <text:p>-0.0084661952</text:p>
          </table:table-cell>
          <table:table-cell office:value-type="float" office:value="0.0298422436459246">
            <text:p>0.0298422436</text:p>
          </table:table-cell>
          <table:table-cell office:value-type="float" office:value="0.029308474926406">
            <text:p>0.0293084749</text:p>
          </table:table-cell>
          <table:table-cell office:value-type="float" office:value="0.970508802812828">
            <text:p>0.9705088028</text:p>
          </table:table-cell>
          <table:table-cell office:value-type="float" office:value="1.10619334939215">
            <text:p>1.1061933494</text:p>
          </table:table-cell>
          <table:table-cell office:value-type="float" office:value="1.10426327617934">
            <text:p>1.1042632762</text:p>
          </table:table-cell>
          <table:table-cell office:value-type="float" office:value="0">
            <text:p>0</text:p>
          </table:table-cell>
          <table:table-cell office:value-type="float" office:value="23.5719215700318">
            <text:p>23.57192157</text:p>
          </table:table-cell>
          <table:table-cell office:value-type="float" office:value="23.9949646840091">
            <text:p>23.99496468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924">
            <text:p>8924</text:p>
          </table:table-cell>
          <table:table-cell office:value-type="float" office:value="12622">
            <text:p>12622</text:p>
          </table:table-cell>
          <table:table-cell office:value-type="float" office:value="22640">
            <text:p>22640</text:p>
          </table:table-cell>
          <table:table-cell office:value-type="float" office:value="351.75">
            <text:p>351.75</text:p>
          </table:table-cell>
          <table:table-cell office:value-type="float" office:value="369.875">
            <text:p>369.875</text:p>
          </table:table-cell>
          <table:table-cell office:value-type="float" office:value="516.375">
            <text:p>516.375</text:p>
          </table:table-cell>
          <table:table-cell office:value-type="float" office:value="0.0394161810847154">
            <text:p>0.0394161811</text:p>
          </table:table-cell>
          <table:table-cell office:value-type="float" office:value="0.0293039930280463">
            <text:p>0.029303993</text:p>
          </table:table-cell>
          <table:table-cell office:value-type="float" office:value="0.0228080830388693">
            <text:p>0.022808083</text:p>
          </table:table-cell>
          <table:table-cell office:value-type="float" office:value="1.14100175904586">
            <text:p>1.141001759</text:p>
          </table:table-cell>
          <table:table-cell office:value-type="float" office:value="1.10424707465264">
            <text:p>1.1042470747</text:p>
          </table:table-cell>
          <table:table-cell office:value-type="float" office:value="1.08084789959378">
            <text:p>1.0808478996</text:p>
          </table:table-cell>
          <table:table-cell office:value-type="float" office:value="17.9296865574455">
            <text:p>17.9296865574</text:p>
          </table:table-cell>
          <table:table-cell office:value-type="float" office:value="23.9985820931978">
            <text:p>23.9985820932</text:p>
          </table:table-cell>
          <table:table-cell office:value-type="float" office:value="30.7356890960042">
            <text:p>30.73568909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522">
            <text:p>8522</text:p>
          </table:table-cell>
          <table:table-cell office:value-type="float" office:value="13322">
            <text:p>13322</text:p>
          </table:table-cell>
          <table:table-cell office:value-type="float" office:value="20808">
            <text:p>20808</text:p>
          </table:table-cell>
          <table:table-cell office:value-type="float" office:value="-6.75">
            <text:p>-6.75</text:p>
          </table:table-cell>
          <table:table-cell office:value-type="float" office:value="59.5">
            <text:p>59.5</text:p>
          </table:table-cell>
          <table:table-cell office:value-type="float" office:value="806.625">
            <text:p>806.625</text:p>
          </table:table-cell>
          <table:table-cell office:value-type="float" office:value="-0.00079206758976766">
            <text:p>-0.0007920676</text:p>
          </table:table-cell>
          <table:table-cell office:value-type="float" office:value="0.00446629635189911">
            <text:p>0.0044662964</text:p>
          </table:table-cell>
          <table:table-cell office:value-type="float" office:value="0.0387651384083045">
            <text:p>0.0387651384</text:p>
          </table:table-cell>
          <table:table-cell office:value-type="float" office:value="0.997228993083104">
            <text:p>0.9972289931</text:p>
          </table:table-cell>
          <table:table-cell office:value-type="float" office:value="1.01567113492573">
            <text:p>1.0156711349</text:p>
          </table:table-cell>
          <table:table-cell office:value-type="float" office:value="1.13862334690246">
            <text:p>1.1386233469</text:p>
          </table:table-cell>
          <table:table-cell table:number-columns-repeated="2" office:value-type="float" office:value="0">
            <text:p>0</text:p>
          </table:table-cell>
          <table:table-cell office:value-type="float" office:value="18.2250605457901">
            <text:p>18.225060545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8880">
            <text:p>8880</text:p>
          </table:table-cell>
          <table:table-cell office:value-type="float" office:value="12332">
            <text:p>12332</text:p>
          </table:table-cell>
          <table:table-cell office:value-type="float" office:value="19611">
            <text:p>19611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float" office:value="1178.25">
            <text:p>1178.25</text:p>
          </table:table-cell>
          <table:table-cell office:value-type="float" office:value="0.0134009009009009">
            <text:p>0.0134009009</text:p>
          </table:table-cell>
          <table:table-cell office:value-type="float" office:value="0.00437885176775868">
            <text:p>0.0043788518</text:p>
          </table:table-cell>
          <table:table-cell office:value-type="float" office:value="0.0600810769466116">
            <text:p>0.0600810769</text:p>
          </table:table-cell>
          <table:table-cell office:value-type="float" office:value="1.04725513807727">
            <text:p>1.0472551381</text:p>
          </table:table-cell>
          <table:table-cell office:value-type="float" office:value="1.01536356289905">
            <text:p>1.0153635629</text:p>
          </table:table-cell>
          <table:table-cell office:value-type="float" office:value="1.21735885149499">
            <text:p>1.2173588515</text:p>
          </table:table-cell>
          <table:table-cell table:number-columns-repeated="2" office:value-type="float" office:value="0">
            <text:p>0</text:p>
          </table:table-cell>
          <table:table-cell office:value-type="float" office:value="11.8800670677287">
            <text:p>11.880067067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8802">
            <text:p>8802</text:p>
          </table:table-cell>
          <table:table-cell office:value-type="float" office:value="13602">
            <text:p>13602</text:p>
          </table:table-cell>
          <table:table-cell office:value-type="float" office:value="19978">
            <text:p>19978</text:p>
          </table:table-cell>
          <table:table-cell office:value-type="float" office:value="286.875">
            <text:p>286.875</text:p>
          </table:table-cell>
          <table:table-cell office:value-type="float" office:value="424.125">
            <text:p>424.125</text:p>
          </table:table-cell>
          <table:table-cell office:value-type="float" office:value="1104.25">
            <text:p>1104.25</text:p>
          </table:table-cell>
          <table:table-cell office:value-type="float" office:value="0.0325920245398773">
            <text:p>0.0325920245</text:p>
          </table:table-cell>
          <table:table-cell office:value-type="float" office:value="0.031181076312307">
            <text:p>0.0311810763</text:p>
          </table:table-cell>
          <table:table-cell office:value-type="float" office:value="0.0552733006306938">
            <text:p>0.0552733006</text:p>
          </table:table-cell>
          <table:table-cell office:value-type="float" office:value="1.11615407641424">
            <text:p>1.1161540764</text:p>
          </table:table-cell>
          <table:table-cell office:value-type="float" office:value="1.11103939575226">
            <text:p>1.1110393958</text:p>
          </table:table-cell>
          <table:table-cell office:value-type="float" office:value="1.19944462222215">
            <text:p>1.1994446222</text:p>
          </table:table-cell>
          <table:table-cell office:value-type="float" office:value="21.6121074949901">
            <text:p>21.612107495</text:p>
          </table:table-cell>
          <table:table-cell office:value-type="float" office:value="22.5745387943264">
            <text:p>22.5745387943</text:p>
          </table:table-cell>
          <table:table-cell office:value-type="float" office:value="12.8838278118876">
            <text:p>12.883827811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602">
            <text:p>8602</text:p>
          </table:table-cell>
          <table:table-cell office:value-type="float" office:value="14781">
            <text:p>14781</text:p>
          </table:table-cell>
          <table:table-cell office:value-type="float" office:value="20853">
            <text:p>20853</text:p>
          </table:table-cell>
          <table:table-cell office:value-type="float" office:value="258">
            <text:p>258</text:p>
          </table:table-cell>
          <table:table-cell office:value-type="float" office:value="493">
            <text:p>493</text:p>
          </table:table-cell>
          <table:table-cell office:value-type="float" office:value="557.625">
            <text:p>557.625</text:p>
          </table:table-cell>
          <table:table-cell office:value-type="float" office:value="0.0299930248779354">
            <text:p>0.0299930249</text:p>
          </table:table-cell>
          <table:table-cell office:value-type="float" office:value="0.0333536296596983">
            <text:p>0.0333536297</text:p>
          </table:table-cell>
          <table:table-cell office:value-type="float" office:value="0.026740756725651">
            <text:p>0.0267407567</text:p>
          </table:table-cell>
          <table:table-cell office:value-type="float" office:value="1.10673876689378">
            <text:p>1.1067387669</text:p>
          </table:table-cell>
          <table:table-cell office:value-type="float" office:value="1.11891813444744">
            <text:p>1.1189181344</text:p>
          </table:table-cell>
          <table:table-cell office:value-type="float" office:value="1.09499418195749">
            <text:p>1.094994182</text:p>
          </table:table-cell>
          <table:table-cell office:value-type="float" office:value="23.4551458755437">
            <text:p>23.4551458755</text:p>
          </table:table-cell>
          <table:table-cell office:value-type="float" office:value="21.1264400896242">
            <text:p>21.1264400896</text:p>
          </table:table-cell>
          <table:table-cell office:value-type="float" office:value="26.2660502449743">
            <text:p>26.26605024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8373">
            <text:p>8373</text:p>
          </table:table-cell>
          <table:table-cell office:value-type="float" office:value="14362">
            <text:p>14362</text:p>
          </table:table-cell>
          <table:table-cell office:value-type="float" office:value="22184">
            <text:p>22184</text:p>
          </table:table-cell>
          <table:table-cell office:value-type="float" office:value="46">
            <text:p>46</text:p>
          </table:table-cell>
          <table:table-cell office:value-type="float" office:value="567.125">
            <text:p>567.125</text:p>
          </table:table-cell>
          <table:table-cell office:value-type="float" office:value="759.375">
            <text:p>759.375</text:p>
          </table:table-cell>
          <table:table-cell office:value-type="float" office:value="0.00549384927743939">
            <text:p>0.0054938493</text:p>
          </table:table-cell>
          <table:table-cell office:value-type="float" office:value="0.0394878846957248">
            <text:p>0.0394878847</text:p>
          </table:table-cell>
          <table:table-cell office:value-type="float" office:value="0.0342307518932564">
            <text:p>0.0342307519</text:p>
          </table:table-cell>
          <table:table-cell office:value-type="float" office:value="1.01928762993561">
            <text:p>1.0192876299</text:p>
          </table:table-cell>
          <table:table-cell office:value-type="float" office:value="1.14126381078901">
            <text:p>1.1412638108</text:p>
          </table:table-cell>
          <table:table-cell office:value-type="float" office:value="1.12210425060175">
            <text:p>1.1221042506</text:p>
          </table:table-cell>
          <table:table-cell office:value-type="float" office:value="0">
            <text:p>0</text:p>
          </table:table-cell>
          <table:table-cell office:value-type="float" office:value="17.8977504295499">
            <text:p>17.8977504295</text:p>
          </table:table-cell>
          <table:table-cell office:value-type="float" office:value="20.5938832026099">
            <text:p>20.593883202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595">
            <text:p>8595</text:p>
          </table:table-cell>
          <table:table-cell office:value-type="float" office:value="14472">
            <text:p>14472</text:p>
          </table:table-cell>
          <table:table-cell office:value-type="float" office:value="25300">
            <text:p>25300</text:p>
          </table:table-cell>
          <table:table-cell office:value-type="float" office:value="95.125">
            <text:p>95.125</text:p>
          </table:table-cell>
          <table:table-cell office:value-type="float" office:value="165">
            <text:p>165</text:p>
          </table:table-cell>
          <table:table-cell office:value-type="float" office:value="917.5">
            <text:p>917.5</text:p>
          </table:table-cell>
          <table:table-cell office:value-type="float" office:value="0.0110674810936591">
            <text:p>0.0110674811</text:p>
          </table:table-cell>
          <table:table-cell office:value-type="float" office:value="0.0114013266998342">
            <text:p>0.0114013267</text:p>
          </table:table-cell>
          <table:table-cell office:value-type="float" office:value="0.0362648221343874">
            <text:p>0.0362648221</text:p>
          </table:table-cell>
          <table:table-cell office:value-type="float" office:value="1.03897626253781">
            <text:p>1.0389762625</text:p>
          </table:table-cell>
          <table:table-cell office:value-type="float" office:value="1.04015942434043">
            <text:p>1.0401594243</text:p>
          </table:table-cell>
          <table:table-cell office:value-type="float" office:value="1.12950454662626">
            <text:p>1.1295045466</text:p>
          </table:table-cell>
          <table:table-cell table:number-columns-repeated="2" office:value-type="float" office:value="0">
            <text:p>0</text:p>
          </table:table-cell>
          <table:table-cell office:value-type="float" office:value="19.458002270998">
            <text:p>19.45800227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10185">
            <text:p>10185</text:p>
          </table:table-cell>
          <table:table-cell office:value-type="float" office:value="16342">
            <text:p>16342</text:p>
          </table:table-cell>
          <table:table-cell office:value-type="float" office:value="28197">
            <text:p>28197</text:p>
          </table:table-cell>
          <table:table-cell office:value-type="float" office:value="231">
            <text:p>231</text:p>
          </table:table-cell>
          <table:table-cell office:value-type="float" office:value="538.75">
            <text:p>538.75</text:p>
          </table:table-cell>
          <table:table-cell office:value-type="float" office:value="1010.375">
            <text:p>1010.375</text:p>
          </table:table-cell>
          <table:table-cell office:value-type="float" office:value="0.022680412371134">
            <text:p>0.0226804124</text:p>
          </table:table-cell>
          <table:table-cell office:value-type="float" office:value="0.0329672010769796">
            <text:p>0.0329672011</text:p>
          </table:table-cell>
          <table:table-cell office:value-type="float" office:value="0.0358327126999326">
            <text:p>0.0358327127</text:p>
          </table:table-cell>
          <table:table-cell office:value-type="float" office:value="1.08038966946541">
            <text:p>1.0803896695</text:p>
          </table:table-cell>
          <table:table-cell office:value-type="float" office:value="1.11751540300925">
            <text:p>1.117515403</text:p>
          </table:table-cell>
          <table:table-cell office:value-type="float" office:value="1.12793110171666">
            <text:p>1.1279311017</text:p>
          </table:table-cell>
          <table:table-cell office:value-type="float" office:value="30.9067674894426">
            <text:p>30.9067674894</text:p>
          </table:table-cell>
          <table:table-cell office:value-type="float" office:value="21.3700573403789">
            <text:p>21.3700573404</text:p>
          </table:table-cell>
          <table:table-cell office:value-type="float" office:value="19.688517359728">
            <text:p>19.688517359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399">
            <text:p>399</text:p>
          </table:table-cell>
          <table:table-cell office:value-type="float" office:value="11335">
            <text:p>11335</text:p>
          </table:table-cell>
          <table:table-cell office:value-type="float" office:value="15932">
            <text:p>15932</text:p>
          </table:table-cell>
          <table:table-cell office:value-type="float" office:value="27086">
            <text:p>27086</text:p>
          </table:table-cell>
          <table:table-cell office:value-type="float" office:value="323.25">
            <text:p>323.25</text:p>
          </table:table-cell>
          <table:table-cell office:value-type="float" office:value="612.375">
            <text:p>612.375</text:p>
          </table:table-cell>
          <table:table-cell office:value-type="float" office:value="1095">
            <text:p>1095</text:p>
          </table:table-cell>
          <table:table-cell office:value-type="float" office:value="0.02851786501985">
            <text:p>0.028517865</text:p>
          </table:table-cell>
          <table:table-cell office:value-type="float" office:value="0.0384367938739643">
            <text:p>0.0384367939</text:p>
          </table:table-cell>
          <table:table-cell office:value-type="float" office:value="0.0404267887469541">
            <text:p>0.0404267887</text:p>
          </table:table-cell>
          <table:table-cell office:value-type="float" office:value="1.10140653407504">
            <text:p>1.1014065341</text:p>
          </table:table-cell>
          <table:table-cell office:value-type="float" office:value="1.13742445732056">
            <text:p>1.1374244573</text:p>
          </table:table-cell>
          <table:table-cell office:value-type="float" office:value="1.14469703810119">
            <text:p>1.1446970381</text:p>
          </table:table-cell>
          <table:table-cell office:value-type="float" office:value="24.6506672456968">
            <text:p>24.6506672457</text:p>
          </table:table-cell>
          <table:table-cell office:value-type="float" office:value="18.3778237196721">
            <text:p>18.3778237197</text:p>
          </table:table-cell>
          <table:table-cell office:value-type="float" office:value="17.4900237729362">
            <text:p>17.4900237729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0815">
            <text:p>10815</text:p>
          </table:table-cell>
          <table:table-cell office:value-type="float" office:value="16010">
            <text:p>16010</text:p>
          </table:table-cell>
          <table:table-cell office:value-type="float" office:value="26091">
            <text:p>26091</text:p>
          </table:table-cell>
          <table:table-cell office:value-type="float" office:value="442.75">
            <text:p>442.75</text:p>
          </table:table-cell>
          <table:table-cell office:value-type="float" office:value="517.25">
            <text:p>517.25</text:p>
          </table:table-cell>
          <table:table-cell office:value-type="float" office:value="954.125">
            <text:p>954.125</text:p>
          </table:table-cell>
          <table:table-cell office:value-type="float" office:value="0.0409385113268608">
            <text:p>0.0409385113</text:p>
          </table:table-cell>
          <table:table-cell office:value-type="float" office:value="0.0323079325421611">
            <text:p>0.0323079325</text:p>
          </table:table-cell>
          <table:table-cell office:value-type="float" office:value="0.0365691234525315">
            <text:p>0.0365691235</text:p>
          </table:table-cell>
          <table:table-cell office:value-type="float" office:value="1.14656967459495">
            <text:p>1.1465696746</text:p>
          </table:table-cell>
          <table:table-cell office:value-type="float" office:value="1.11512361680766">
            <text:p>1.1151236168</text:p>
          </table:table-cell>
          <table:table-cell office:value-type="float" office:value="1.13061304163243">
            <text:p>1.1306130416</text:p>
          </table:table-cell>
          <table:table-cell office:value-type="float" office:value="17.2756773216774">
            <text:p>17.2756773217</text:p>
          </table:table-cell>
          <table:table-cell office:value-type="float" office:value="21.7991330116384">
            <text:p>21.7991330116</text:p>
          </table:table-cell>
          <table:table-cell office:value-type="float" office:value="19.2989369536671">
            <text:p>19.298936953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10373">
            <text:p>10373</text:p>
          </table:table-cell>
          <table:table-cell office:value-type="float" office:value="17585">
            <text:p>17585</text:p>
          </table:table-cell>
          <table:table-cell office:value-type="float" office:value="26951">
            <text:p>26951</text:p>
          </table:table-cell>
          <table:table-cell office:value-type="float" office:value="610.875">
            <text:p>610.875</text:p>
          </table:table-cell>
          <table:table-cell office:value-type="float" office:value="547.875">
            <text:p>547.875</text:p>
          </table:table-cell>
          <table:table-cell office:value-type="float" office:value="866.875">
            <text:p>866.875</text:p>
          </table:table-cell>
          <table:table-cell office:value-type="float" office:value="0.0588908705292587">
            <text:p>0.0588908705</text:p>
          </table:table-cell>
          <table:table-cell office:value-type="float" office:value="0.0311558146147285">
            <text:p>0.0311558146</text:p>
          </table:table-cell>
          <table:table-cell office:value-type="float" office:value="0.0321648547363734">
            <text:p>0.0321648547</text:p>
          </table:table-cell>
          <table:table-cell office:value-type="float" office:value="1.21291559073053">
            <text:p>1.2129155907</text:p>
          </table:table-cell>
          <table:table-cell office:value-type="float" office:value="1.11094789332879">
            <text:p>1.1109478933</text:p>
          </table:table-cell>
          <table:table-cell office:value-type="float" office:value="1.11460476422252">
            <text:p>1.1146047642</text:p>
          </table:table-cell>
          <table:table-cell office:value-type="float" office:value="12.113296251181">
            <text:p>12.1132962512</text:p>
          </table:table-cell>
          <table:table-cell office:value-type="float" office:value="22.5925644832759">
            <text:p>22.5925644833</text:p>
          </table:table-cell>
          <table:table-cell office:value-type="float" office:value="21.8945758622072">
            <text:p>21.894575862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table:number-columns-repeated="2" office:value-type="float" office:value="423">
            <text:p>423</text:p>
          </table:table-cell>
          <table:table-cell office:value-type="float" office:value="10720">
            <text:p>10720</text:p>
          </table:table-cell>
          <table:table-cell office:value-type="float" office:value="18600">
            <text:p>18600</text:p>
          </table:table-cell>
          <table:table-cell office:value-type="float" office:value="28158">
            <text:p>28158</text:p>
          </table:table-cell>
          <table:table-cell office:value-type="float" office:value="585.625">
            <text:p>585.625</text:p>
          </table:table-cell>
          <table:table-cell office:value-type="float" office:value="990.75">
            <text:p>990.75</text:p>
          </table:table-cell>
          <table:table-cell office:value-type="float" office:value="510.75">
            <text:p>510.75</text:p>
          </table:table-cell>
          <table:table-cell office:value-type="float" office:value="0.054629197761194">
            <text:p>0.0546291978</text:p>
          </table:table-cell>
          <table:table-cell office:value-type="float" office:value="0.0532661290322581">
            <text:p>0.053266129</text:p>
          </table:table-cell>
          <table:table-cell office:value-type="float" office:value="0.0181387172384402">
            <text:p>0.0181387172</text:p>
          </table:table-cell>
          <table:table-cell office:value-type="float" office:value="1.19705151669032">
            <text:p>1.1970515167</text:p>
          </table:table-cell>
          <table:table-cell office:value-type="float" office:value="1.19199252139698">
            <text:p>1.1919925214</text:p>
          </table:table-cell>
          <table:table-cell office:value-type="float" office:value="1.06413037593813">
            <text:p>1.0641303759</text:p>
          </table:table-cell>
          <table:table-cell office:value-type="float" office:value="13.0317195912413">
            <text:p>13.0317195912</text:p>
          </table:table-cell>
          <table:table-cell office:value-type="float" office:value="13.3564830457331">
            <text:p>13.3564830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1104">
            <text:p>11104</text:p>
          </table:table-cell>
          <table:table-cell office:value-type="float" office:value="18792">
            <text:p>18792</text:p>
          </table:table-cell>
          <table:table-cell office:value-type="float" office:value="29126">
            <text:p>29126</text:p>
          </table:table-cell>
          <table:table-cell office:value-type="float" office:value="380.625">
            <text:p>380.625</text:p>
          </table:table-cell>
          <table:table-cell office:value-type="float" office:value="717.5">
            <text:p>717.5</text:p>
          </table:table-cell>
          <table:table-cell office:value-type="float" office:value="436.375">
            <text:p>436.375</text:p>
          </table:table-cell>
          <table:table-cell office:value-type="float" office:value="0.0342781880403458">
            <text:p>0.034278188</text:p>
          </table:table-cell>
          <table:table-cell office:value-type="float" office:value="0.038181140911026">
            <text:p>0.0381811409</text:p>
          </table:table-cell>
          <table:table-cell office:value-type="float" office:value="0.0149823182036668">
            <text:p>0.0149823182</text:p>
          </table:table-cell>
          <table:table-cell office:value-type="float" office:value="1.12227664672486">
            <text:p>1.1222766467</text:p>
          </table:table-cell>
          <table:table-cell office:value-type="float" office:value="1.13649128025028">
            <text:p>1.1364912803</text:p>
          </table:table-cell>
          <table:table-cell office:value-type="float" office:value="1.052878074636">
            <text:p>1.0528780746</text:p>
          </table:table-cell>
          <table:table-cell office:value-type="float" office:value="20.5658584603328">
            <text:p>20.5658584603</text:p>
          </table:table-cell>
          <table:table-cell office:value-type="float" office:value="18.4985860212815">
            <text:p>18.49858602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2086">
            <text:p>12086</text:p>
          </table:table-cell>
          <table:table-cell office:value-type="float" office:value="18380">
            <text:p>18380</text:p>
          </table:table-cell>
          <table:table-cell office:value-type="float" office:value="29787">
            <text:p>29787</text:p>
          </table:table-cell>
          <table:table-cell office:value-type="float" office:value="372">
            <text:p>372</text:p>
          </table:table-cell>
          <table:table-cell office:value-type="float" office:value="705.25">
            <text:p>705.25</text:p>
          </table:table-cell>
          <table:table-cell office:value-type="float" office:value="386.125">
            <text:p>386.125</text:p>
          </table:table-cell>
          <table:table-cell office:value-type="float" office:value="0.0307794141982459">
            <text:p>0.0307794142</text:p>
          </table:table-cell>
          <table:table-cell office:value-type="float" office:value="0.0383705114254625">
            <text:p>0.0383705114</text:p>
          </table:table-cell>
          <table:table-cell office:value-type="float" office:value="0.012962869708262">
            <text:p>0.0129628697</text:p>
          </table:table-cell>
          <table:table-cell office:value-type="float" office:value="1.1095847994771">
            <text:p>1.1095847995</text:p>
          </table:table-cell>
          <table:table-cell office:value-type="float" office:value="1.13718249043734">
            <text:p>1.1371824904</text:p>
          </table:table-cell>
          <table:table-cell office:value-type="float" office:value="1.04569939452142">
            <text:p>1.0456993945</text:p>
          </table:table-cell>
          <table:table-cell office:value-type="float" office:value="22.8646527135226">
            <text:p>22.8646527135</text:p>
          </table:table-cell>
          <table:table-cell office:value-type="float" office:value="18.4089789278187">
            <text:p>18.40897892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482">
            <text:p>13482</text:p>
          </table:table-cell>
          <table:table-cell office:value-type="float" office:value="18828">
            <text:p>18828</text:p>
          </table:table-cell>
          <table:table-cell office:value-type="float" office:value="32235">
            <text:p>32235</text:p>
          </table:table-cell>
          <table:table-cell office:value-type="float" office:value="456.625">
            <text:p>456.625</text:p>
          </table:table-cell>
          <table:table-cell office:value-type="float" office:value="422.25">
            <text:p>422.25</text:p>
          </table:table-cell>
          <table:table-cell office:value-type="float" office:value="598.75">
            <text:p>598.75</text:p>
          </table:table-cell>
          <table:table-cell office:value-type="float" office:value="0.033869233051476">
            <text:p>0.0338692331</text:p>
          </table:table-cell>
          <table:table-cell office:value-type="float" office:value="0.0224267049075844">
            <text:p>0.0224267049</text:p>
          </table:table-cell>
          <table:table-cell office:value-type="float" office:value="0.0185745307895145">
            <text:p>0.0185745308</text:p>
          </table:table-cell>
          <table:table-cell office:value-type="float" office:value="1.12079068057726">
            <text:p>1.1207906806</text:p>
          </table:table-cell>
          <table:table-cell office:value-type="float" office:value="1.07947926307885">
            <text:p>1.0794792631</text:p>
          </table:table-cell>
          <table:table-cell office:value-type="float" office:value="1.06568708362364">
            <text:p>1.0656870836</text:p>
          </table:table-cell>
          <table:table-cell office:value-type="float" office:value="20.810043122147">
            <text:p>20.8100431221</text:p>
          </table:table-cell>
          <table:table-cell office:value-type="float" office:value="31.2525159786191">
            <text:p>31.2525159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4870">
            <text:p>14870</text:p>
          </table:table-cell>
          <table:table-cell office:value-type="float" office:value="19930">
            <text:p>19930</text:p>
          </table:table-cell>
          <table:table-cell office:value-type="float" office:value="32225">
            <text:p>32225</text:p>
          </table:table-cell>
          <table:table-cell office:value-type="float" office:value="511.875">
            <text:p>511.875</text:p>
          </table:table-cell>
          <table:table-cell office:value-type="float" office:value="394.875">
            <text:p>394.875</text:p>
          </table:table-cell>
          <table:table-cell office:value-type="float" office:value="753.125">
            <text:p>753.125</text:p>
          </table:table-cell>
          <table:table-cell office:value-type="float" office:value="0.0344233355749832">
            <text:p>0.0344233356</text:p>
          </table:table-cell>
          <table:table-cell office:value-type="float" office:value="0.019813095835424">
            <text:p>0.0198130958</text:p>
          </table:table-cell>
          <table:table-cell office:value-type="float" office:value="0.0233708301008534">
            <text:p>0.0233708301</text:p>
          </table:table-cell>
          <table:table-cell office:value-type="float" office:value="1.12280420793537">
            <text:p>1.1228042079</text:p>
          </table:table-cell>
          <table:table-cell office:value-type="float" office:value="1.07011525060649">
            <text:p>1.0701152506</text:p>
          </table:table-cell>
          <table:table-cell office:value-type="float" office:value="1.08286844892421">
            <text:p>1.0828684489</text:p>
          </table:table-cell>
          <table:table-cell office:value-type="float" office:value="20.4805866272211">
            <text:p>20.4805866272</text:p>
          </table:table-cell>
          <table:table-cell office:value-type="float" office:value="0">
            <text:p>0</text:p>
          </table:table-cell>
          <table:table-cell office:value-type="float" office:value="30.0038853489689">
            <text:p>30.00388534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522">
            <text:p>14522</text:p>
          </table:table-cell>
          <table:table-cell office:value-type="float" office:value="20502">
            <text:p>20502</text:p>
          </table:table-cell>
          <table:table-cell office:value-type="float" office:value="30508">
            <text:p>30508</text:p>
          </table:table-cell>
          <table:table-cell office:value-type="float" office:value="532">
            <text:p>532</text:p>
          </table:table-cell>
          <table:table-cell office:value-type="float" office:value="323.125">
            <text:p>323.125</text:p>
          </table:table-cell>
          <table:table-cell office:value-type="float" office:value="916.375">
            <text:p>916.375</text:p>
          </table:table-cell>
          <table:table-cell office:value-type="float" office:value="0.0366340724418124">
            <text:p>0.0366340724</text:p>
          </table:table-cell>
          <table:table-cell office:value-type="float" office:value="0.0157606574968296">
            <text:p>0.0157606575</text:p>
          </table:table-cell>
          <table:table-cell office:value-type="float" office:value="0.0300372033564967">
            <text:p>0.0300372034</text:p>
          </table:table-cell>
          <table:table-cell office:value-type="float" office:value="1.13084968186314">
            <text:p>1.1308496819</text:p>
          </table:table-cell>
          <table:table-cell office:value-type="float" office:value="1.05564916195538">
            <text:p>1.055649162</text:p>
          </table:table-cell>
          <table:table-cell office:value-type="float" office:value="1.10689858957528">
            <text:p>1.1068985896</text:p>
          </table:table-cell>
          <table:table-cell office:value-type="float" office:value="19.2653287829448">
            <text:p>19.2653287829</text:p>
          </table:table-cell>
          <table:table-cell office:value-type="float" office:value="0">
            <text:p>0</text:p>
          </table:table-cell>
          <table:table-cell office:value-type="float" office:value="23.4211529841979">
            <text:p>23.421152984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816">
            <text:p>13816</text:p>
          </table:table-cell>
          <table:table-cell office:value-type="float" office:value="20818">
            <text:p>20818</text:p>
          </table:table-cell>
          <table:table-cell office:value-type="float" office:value="29269">
            <text:p>29269</text:p>
          </table:table-cell>
          <table:table-cell office:value-type="float" office:value="467.125">
            <text:p>467.125</text:p>
          </table:table-cell>
          <table:table-cell office:value-type="float" office:value="282.875">
            <text:p>282.875</text:p>
          </table:table-cell>
          <table:table-cell office:value-type="float" office:value="401.875">
            <text:p>401.875</text:p>
          </table:table-cell>
          <table:table-cell office:value-type="float" office:value="0.0338104371742907">
            <text:p>0.0338104372</text:p>
          </table:table-cell>
          <table:table-cell office:value-type="float" office:value="0.0135880007685657">
            <text:p>0.0135880008</text:p>
          </table:table-cell>
          <table:table-cell office:value-type="float" office:value="0.0137303973487307">
            <text:p>0.0137303973</text:p>
          </table:table-cell>
          <table:table-cell office:value-type="float" office:value="1.12057709560737">
            <text:p>1.1205770956</text:p>
          </table:table-cell>
          <table:table-cell office:value-type="float" office:value="1.04791988486916">
            <text:p>1.0479198849</text:p>
          </table:table-cell>
          <table:table-cell office:value-type="float" office:value="1.04842589739081">
            <text:p>1.0484258974</text:p>
          </table:table-cell>
          <table:table-cell office:value-type="float" office:value="20.8456354398665">
            <text:p>20.84563543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14026">
            <text:p>14026</text:p>
          </table:table-cell>
          <table:table-cell office:value-type="float" office:value="22357">
            <text:p>22357</text:p>
          </table:table-cell>
          <table:table-cell office:value-type="float" office:value="31833">
            <text:p>31833</text:p>
          </table:table-cell>
          <table:table-cell office:value-type="float" office:value="432.875">
            <text:p>432.875</text:p>
          </table:table-cell>
          <table:table-cell office:value-type="float" office:value="926">
            <text:p>926</text:p>
          </table:table-cell>
          <table:table-cell office:value-type="float" office:value="1368.5">
            <text:p>1368.5</text:p>
          </table:table-cell>
          <table:table-cell office:value-type="float" office:value="0.0308623271068017">
            <text:p>0.0308623271</text:p>
          </table:table-cell>
          <table:table-cell office:value-type="float" office:value="0.0414187950082748">
            <text:p>0.041418795</text:p>
          </table:table-cell>
          <table:table-cell office:value-type="float" office:value="0.0429899789526592">
            <text:p>0.042989979</text:p>
          </table:table-cell>
          <table:table-cell office:value-type="float" office:value="1.10988501201332">
            <text:p>1.109885012</text:p>
          </table:table-cell>
          <table:table-cell office:value-type="float" office:value="1.14832819502564">
            <text:p>1.148328195</text:p>
          </table:table-cell>
          <table:table-cell office:value-type="float" office:value="1.15408727738339">
            <text:p>1.1540872774</text:p>
          </table:table-cell>
          <table:table-cell office:value-type="float" office:value="22.8041476195803">
            <text:p>22.8041476196</text:p>
          </table:table-cell>
          <table:table-cell office:value-type="float" office:value="17.0793174603191">
            <text:p>17.0793174603</text:p>
          </table:table-cell>
          <table:table-cell office:value-type="float" office:value="16.467601764967">
            <text:p>16.46760176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815">
            <text:p>14815</text:p>
          </table:table-cell>
          <table:table-cell office:value-type="float" office:value="22962">
            <text:p>22962</text:p>
          </table:table-cell>
          <table:table-cell office:value-type="float" office:value="34086">
            <text:p>34086</text:p>
          </table:table-cell>
          <table:table-cell office:value-type="float" office:value="282.25">
            <text:p>282.25</text:p>
          </table:table-cell>
          <table:table-cell office:value-type="float" office:value="546.625">
            <text:p>546.625</text:p>
          </table:table-cell>
          <table:table-cell office:value-type="float" office:value="760.75">
            <text:p>760.75</text:p>
          </table:table-cell>
          <table:table-cell office:value-type="float" office:value="0.0190516368545393">
            <text:p>0.0190516369</text:p>
          </table:table-cell>
          <table:table-cell office:value-type="float" office:value="0.0238056353976134">
            <text:p>0.0238056354</text:p>
          </table:table-cell>
          <table:table-cell office:value-type="float" office:value="0.0223185472041307">
            <text:p>0.0223185472</text:p>
          </table:table-cell>
          <table:table-cell office:value-type="float" office:value="1.06739214012989">
            <text:p>1.0673921401</text:p>
          </table:table-cell>
          <table:table-cell office:value-type="float" office:value="1.08443047211395">
            <text:p>1.0844304721</text:p>
          </table:table-cell>
          <table:table-cell office:value-type="float" office:value="1.07909122561109">
            <text:p>1.0790912256</text:p>
          </table:table-cell>
          <table:table-cell office:value-type="float" office:value="0">
            <text:p>0</text:p>
          </table:table-cell>
          <table:table-cell office:value-type="float" office:value="29.4621514139225">
            <text:p>29.4621514139</text:p>
          </table:table-cell>
          <table:table-cell office:value-type="float" office:value="31.4023012966563">
            <text:p>31.402301296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1795">
            <text:p>21795</text:p>
          </table:table-cell>
          <table:table-cell office:value-type="float" office:value="36457">
            <text:p>36457</text:p>
          </table:table-cell>
          <table:table-cell office:value-type="float" office:value="157">
            <text:p>157</text:p>
          </table:table-cell>
          <table:table-cell office:value-type="float" office:value="551.875">
            <text:p>551.875</text:p>
          </table:table-cell>
          <table:table-cell office:value-type="float" office:value="317.25">
            <text:p>317.25</text:p>
          </table:table-cell>
          <table:table-cell office:value-type="float" office:value="0.0101981162715167">
            <text:p>0.0101981163</text:p>
          </table:table-cell>
          <table:table-cell office:value-type="float" office:value="0.025321174581326">
            <text:p>0.0253211746</text:p>
          </table:table-cell>
          <table:table-cell office:value-type="float" office:value="0.00870203253147544">
            <text:p>0.0087020325</text:p>
          </table:table-cell>
          <table:table-cell office:value-type="float" office:value="1.03589725003826">
            <text:p>1.03589725</text:p>
          </table:table-cell>
          <table:table-cell office:value-type="float" office:value="1.08988078832371">
            <text:p>1.0898807883</text:p>
          </table:table-cell>
          <table:table-cell office:value-type="float" office:value="1.03060553558571">
            <text:p>1.0306055356</text:p>
          </table:table-cell>
          <table:table-cell office:value-type="float" office:value="0">
            <text:p>0</text:p>
          </table:table-cell>
          <table:table-cell office:value-type="float" office:value="27.7193403973243">
            <text:p>27.71934039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table:number-columns-repeated="2" office:value-type="float" office:value="599">
            <text:p>599</text:p>
          </table:table-cell>
          <table:table-cell office:value-type="float" office:value="15823">
            <text:p>15823</text:p>
          </table:table-cell>
          <table:table-cell office:value-type="float" office:value="23088">
            <text:p>23088</text:p>
          </table:table-cell>
          <table:table-cell office:value-type="float" office:value="40256">
            <text:p>40256</text:p>
          </table:table-cell>
          <table:table-cell office:value-type="float" office:value="180.375">
            <text:p>180.375</text:p>
          </table:table-cell>
          <table:table-cell office:value-type="float" office:value="98.375">
            <text:p>98.375</text:p>
          </table:table-cell>
          <table:table-cell office:value-type="float" office:value="652.25">
            <text:p>652.25</text:p>
          </table:table-cell>
          <table:table-cell office:value-type="float" office:value="0.0113995449661885">
            <text:p>0.011399545</text:p>
          </table:table-cell>
          <table:table-cell office:value-type="float" office:value="0.00426087144837145">
            <text:p>0.0042608714</text:p>
          </table:table-cell>
          <table:table-cell office:value-type="float" office:value="0.0162025536565978">
            <text:p>0.0162025537</text:p>
          </table:table-cell>
          <table:table-cell office:value-type="float" office:value="1.04015310864751">
            <text:p>1.0401531086</text:p>
          </table:table-cell>
          <table:table-cell office:value-type="float" office:value="1.01494863391928">
            <text:p>1.0149486339</text:p>
          </table:table-cell>
          <table:table-cell office:value-type="float" office:value="1.05722348237828">
            <text:p>1.05722348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4742">
            <text:p>24742</text:p>
          </table:table-cell>
          <table:table-cell office:value-type="float" office:value="42529">
            <text:p>42529</text:p>
          </table:table-cell>
          <table:table-cell office:value-type="float" office:value="332.75">
            <text:p>332.75</text:p>
          </table:table-cell>
          <table:table-cell office:value-type="float" office:value="315.5">
            <text:p>315.5</text:p>
          </table:table-cell>
          <table:table-cell office:value-type="float" office:value="521.125">
            <text:p>521.125</text:p>
          </table:table-cell>
          <table:table-cell office:value-type="float" office:value="0.0196370610799646">
            <text:p>0.0196370611</text:p>
          </table:table-cell>
          <table:table-cell office:value-type="float" office:value="0.0127515964756285">
            <text:p>0.0127515965</text:p>
          </table:table-cell>
          <table:table-cell office:value-type="float" office:value="0.0122534035599238">
            <text:p>0.0122534036</text:p>
          </table:table-cell>
          <table:table-cell office:value-type="float" office:value="1.06948551754888">
            <text:p>1.0694855175</text:p>
          </table:table-cell>
          <table:table-cell office:value-type="float" office:value="1.04494928996155">
            <text:p>1.04494929</text:p>
          </table:table-cell>
          <table:table-cell office:value-type="float" office:value="1.04318119842139">
            <text:p>1.04318119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7108">
            <text:p>17108</text:p>
          </table:table-cell>
          <table:table-cell office:value-type="float" office:value="24155">
            <text:p>24155</text:p>
          </table:table-cell>
          <table:table-cell office:value-type="float" office:value="38311">
            <text:p>38311</text:p>
          </table:table-cell>
          <table:table-cell office:value-type="float" office:value="344.875">
            <text:p>344.875</text:p>
          </table:table-cell>
          <table:table-cell office:value-type="float" office:value="497.625">
            <text:p>497.625</text:p>
          </table:table-cell>
          <table:table-cell office:value-type="float" office:value="317.25">
            <text:p>317.25</text:p>
          </table:table-cell>
          <table:table-cell office:value-type="float" office:value="0.0201586976852934">
            <text:p>0.0201586977</text:p>
          </table:table-cell>
          <table:table-cell office:value-type="float" office:value="0.0206013247774788">
            <text:p>0.0206013248</text:p>
          </table:table-cell>
          <table:table-cell office:value-type="float" office:value="0.00828091148756232">
            <text:p>0.0082809115</text:p>
          </table:table-cell>
          <table:table-cell office:value-type="float" office:value="1.07135193315957">
            <text:p>1.0713519332</text:p>
          </table:table-cell>
          <table:table-cell office:value-type="float" office:value="1.07293648930305">
            <text:p>1.0729364893</text:p>
          </table:table-cell>
          <table:table-cell office:value-type="float" office:value="1.0291175942568">
            <text:p>1.0291175943</text:p>
          </table:table-cell>
          <table:table-cell office:value-type="float" office:value="34.7299425938336">
            <text:p>34.7299425938</text:p>
          </table:table-cell>
          <table:table-cell office:value-type="float" office:value="33.9911533526946">
            <text:p>33.9911533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4133">
            <text:p>24133</text:p>
          </table:table-cell>
          <table:table-cell office:value-type="float" office:value="35029">
            <text:p>35029</text:p>
          </table:table-cell>
          <table:table-cell office:value-type="float" office:value="408.5">
            <text:p>408.5</text:p>
          </table:table-cell>
          <table:table-cell office:value-type="float" office:value="231">
            <text:p>231</text:p>
          </table:table-cell>
          <table:table-cell office:value-type="float" office:value="301.375">
            <text:p>301.375</text:p>
          </table:table-cell>
          <table:table-cell office:value-type="float" office:value="0.0256982888777051">
            <text:p>0.0256982889</text:p>
          </table:table-cell>
          <table:table-cell office:value-type="float" office:value="0.00957195541374881">
            <text:p>0.0095719554</text:p>
          </table:table-cell>
          <table:table-cell office:value-type="float" office:value="0.00860358560050244">
            <text:p>0.0086035856</text:p>
          </table:table-cell>
          <table:table-cell office:value-type="float" office:value="1.0912383990924">
            <text:p>1.0912383991</text:p>
          </table:table-cell>
          <table:table-cell office:value-type="float" office:value="1.03368142371579">
            <text:p>1.0336814237</text:p>
          </table:table-cell>
          <table:table-cell office:value-type="float" office:value="1.03025763210472">
            <text:p>1.0302576321</text:p>
          </table:table-cell>
          <table:table-cell office:value-type="float" office:value="27.3176112283512">
            <text:p>27.31761122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3092">
            <text:p>23092</text:p>
          </table:table-cell>
          <table:table-cell office:value-type="float" office:value="38939">
            <text:p>38939</text:p>
          </table:table-cell>
          <table:table-cell office:value-type="float" office:value="614.625">
            <text:p>614.625</text:p>
          </table:table-cell>
          <table:table-cell office:value-type="float" office:value="-38.25">
            <text:p>-38.25</text:p>
          </table:table-cell>
          <table:table-cell office:value-type="float" office:value="492.25">
            <text:p>492.25</text:p>
          </table:table-cell>
          <table:table-cell office:value-type="float" office:value="0.0402795071760928">
            <text:p>0.0402795072</text:p>
          </table:table-cell>
          <table:table-cell office:value-type="float" office:value="-0.00165641780703274">
            <text:p>-0.0016564178</text:p>
          </table:table-cell>
          <table:table-cell office:value-type="float" office:value="0.0126415675800611">
            <text:p>0.0126415676</text:p>
          </table:table-cell>
          <table:table-cell office:value-type="float" office:value="1.14415825496509">
            <text:p>1.144158255</text:p>
          </table:table-cell>
          <table:table-cell office:value-type="float" office:value="0.99420791536649">
            <text:p>0.9942079154</text:p>
          </table:table-cell>
          <table:table-cell office:value-type="float" office:value="1.04455871262274">
            <text:p>1.0445587126</text:p>
          </table:table-cell>
          <table:table-cell office:value-type="float" office:value="17.5527251550512">
            <text:p>17.55272515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473">
            <text:p>473</text:p>
          </table:table-cell>
          <table:table-cell office:value-type="float" office:value="16688">
            <text:p>16688</text:p>
          </table:table-cell>
          <table:table-cell office:value-type="float" office:value="26495">
            <text:p>26495</text:p>
          </table:table-cell>
          <table:table-cell office:value-type="float" office:value="41330">
            <text:p>41330</text:p>
          </table:table-cell>
          <table:table-cell office:value-type="float" office:value="631.875">
            <text:p>631.875</text:p>
          </table:table-cell>
          <table:table-cell office:value-type="float" office:value="-173">
            <text:p>-173</text:p>
          </table:table-cell>
          <table:table-cell office:value-type="float" office:value="257.375">
            <text:p>257.375</text:p>
          </table:table-cell>
          <table:table-cell office:value-type="float" office:value="0.0378640340364334">
            <text:p>0.037864034</text:p>
          </table:table-cell>
          <table:table-cell office:value-type="float" office:value="-0.00652953387431591">
            <text:p>-0.0065295339</text:p>
          </table:table-cell>
          <table:table-cell office:value-type="float" office:value="0.00622731671909025">
            <text:p>0.0062273167</text:p>
          </table:table-cell>
          <table:table-cell office:value-type="float" office:value="1.1353341418716">
            <text:p>1.1353341419</text:p>
          </table:table-cell>
          <table:table-cell office:value-type="float" office:value="0.977230195672621">
            <text:p>0.9772301957</text:p>
          </table:table-cell>
          <table:table-cell office:value-type="float" office:value="1.02187161628491">
            <text:p>1.0218716163</text:p>
          </table:table-cell>
          <table:table-cell office:value-type="float" office:value="18.6506427815646">
            <text:p>18.65064278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17803">
            <text:p>17803</text:p>
          </table:table-cell>
          <table:table-cell office:value-type="float" office:value="25755">
            <text:p>25755</text:p>
          </table:table-cell>
          <table:table-cell office:value-type="float" office:value="38000">
            <text:p>38000</text:p>
          </table:table-cell>
          <table:table-cell office:value-type="float" office:value="340.25">
            <text:p>340.25</text:p>
          </table:table-cell>
          <table:table-cell office:value-type="float" office:value="-172.625">
            <text:p>-172.625</text:p>
          </table:table-cell>
          <table:table-cell office:value-type="float" office:value="1407.375">
            <text:p>1407.375</text:p>
          </table:table-cell>
          <table:table-cell office:value-type="float" office:value="0.0191119474245914">
            <text:p>0.0191119474</text:p>
          </table:table-cell>
          <table:table-cell office:value-type="float" office:value="-0.00670258202290817">
            <text:p>-0.006702582</text:p>
          </table:table-cell>
          <table:table-cell office:value-type="float" office:value="0.0370361842105263">
            <text:p>0.0370361842</text:p>
          </table:table-cell>
          <table:table-cell office:value-type="float" office:value="1.06760773839342">
            <text:p>1.0676077384</text:p>
          </table:table-cell>
          <table:table-cell office:value-type="float" office:value="0.976629015147138">
            <text:p>0.9766290151</text:p>
          </table:table-cell>
          <table:table-cell office:value-type="float" office:value="1.13231513546096">
            <text:p>1.1323151355</text:p>
          </table:table-cell>
          <table:table-cell table:number-columns-repeated="2" office:value-type="float" office:value="0">
            <text:p>0</text:p>
          </table:table-cell>
          <table:table-cell office:value-type="float" office:value="19.0598778285218">
            <text:p>19.059877828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7524">
            <text:p>17524</text:p>
          </table:table-cell>
          <table:table-cell office:value-type="float" office:value="24154">
            <text:p>24154</text:p>
          </table:table-cell>
          <table:table-cell office:value-type="float" office:value="40160">
            <text:p>40160</text:p>
          </table:table-cell>
          <table:table-cell office:value-type="float" office:value="-89.125">
            <text:p>-89.125</text:p>
          </table:table-cell>
          <table:table-cell office:value-type="float" office:value="312.875">
            <text:p>312.875</text:p>
          </table:table-cell>
          <table:table-cell office:value-type="float" office:value="2088.625">
            <text:p>2088.625</text:p>
          </table:table-cell>
          <table:table-cell office:value-type="float" office:value="-0.00508588221867154">
            <text:p>-0.0050858822</text:p>
          </table:table-cell>
          <table:table-cell office:value-type="float" office:value="0.0129533410615219">
            <text:p>0.0129533411</text:p>
          </table:table-cell>
          <table:table-cell office:value-type="float" office:value="0.0520075946215139">
            <text:p>0.0520075946</text:p>
          </table:table-cell>
          <table:table-cell office:value-type="float" office:value="0.982250109982616">
            <text:p>0.98225011</text:p>
          </table:table-cell>
          <table:table-cell office:value-type="float" office:value="1.04566556024285">
            <text:p>1.0456655602</text:p>
          </table:table-cell>
          <table:table-cell office:value-type="float" office:value="1.187327969376">
            <text:p>1.1873279694</text:p>
          </table:table-cell>
          <table:table-cell table:number-columns-repeated="2" office:value-type="float" office:value="0">
            <text:p>0</text:p>
          </table:table-cell>
          <table:table-cell office:value-type="float" office:value="13.6714520902247">
            <text:p>13.671452090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15938">
            <text:p>15938</text:p>
          </table:table-cell>
          <table:table-cell office:value-type="float" office:value="26866">
            <text:p>26866</text:p>
          </table:table-cell>
          <table:table-cell office:value-type="float" office:value="47600">
            <text:p>47600</text:p>
          </table:table-cell>
          <table:table-cell office:value-type="float" office:value="-409.125">
            <text:p>-409.125</text:p>
          </table:table-cell>
          <table:table-cell office:value-type="float" office:value="98.5">
            <text:p>98.5</text:p>
          </table:table-cell>
          <table:table-cell office:value-type="float" office:value="2040">
            <text:p>2040</text:p>
          </table:table-cell>
          <table:table-cell office:value-type="float" office:value="-0.0256697829087715">
            <text:p>-0.0256697829</text:p>
          </table:table-cell>
          <table:table-cell office:value-type="float" office:value="0.00366634407801682">
            <text:p>0.0036663441</text:p>
          </table:table-cell>
          <table:table-cell office:value-type="float" office:value="0.0428571428571429">
            <text:p>0.0428571429</text:p>
          </table:table-cell>
          <table:table-cell office:value-type="float" office:value="0.911447277818283">
            <text:p>0.9114472778</text:p>
          </table:table-cell>
          <table:table-cell office:value-type="float" office:value="1.0128585507477">
            <text:p>1.0128585507</text:p>
          </table:table-cell>
          <table:table-cell office:value-type="float" office:value="1.1536">
            <text:p>1.1536</text:p>
          </table:table-cell>
          <table:table-cell office:value-type="float" office:value="-26.6543802034416">
            <text:p>-26.6543802034</text:p>
          </table:table-cell>
          <table:table-cell office:value-type="float" office:value="0">
            <text:p>0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6848">
            <text:p>16848</text:p>
          </table:table-cell>
          <table:table-cell office:value-type="float" office:value="28040">
            <text:p>28040</text:p>
          </table:table-cell>
          <table:table-cell office:value-type="float" office:value="46800">
            <text:p>46800</text:p>
          </table:table-cell>
          <table:table-cell office:value-type="float" office:value="-409.25">
            <text:p>-409.25</text:p>
          </table:table-cell>
          <table:table-cell office:value-type="float" office:value="695">
            <text:p>695</text:p>
          </table:table-cell>
          <table:table-cell office:value-type="float" office:value="2280">
            <text:p>2280</text:p>
          </table:table-cell>
          <table:table-cell office:value-type="float" office:value="-0.0242907169990503">
            <text:p>-0.024290717</text:p>
          </table:table-cell>
          <table:table-cell office:value-type="float" office:value="0.0247860199714693">
            <text:p>0.02478602</text:p>
          </table:table-cell>
          <table:table-cell office:value-type="float" office:value="0.0487179487179487">
            <text:p>0.0487179487</text:p>
          </table:table-cell>
          <table:table-cell office:value-type="float" office:value="0.916138966810687">
            <text:p>0.9161389668</text:p>
          </table:table-cell>
          <table:table-cell office:value-type="float" office:value="1.08795518960075">
            <text:p>1.0879551896</text:p>
          </table:table-cell>
          <table:table-cell office:value-type="float" office:value="1.1751647600263">
            <text:p>1.17516476</text:p>
          </table:table-cell>
          <table:table-cell office:value-type="float" office:value="-28.1874823696107">
            <text:p>-28.1874823696</text:p>
          </table:table-cell>
          <table:table-cell office:value-type="float" office:value="28.3104067628009">
            <text:p>28.3104067628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368">
            <text:p>368</text:p>
          </table:table-cell>
          <table:table-cell office:value-type="float" office:value="17181">
            <text:p>17181</text:p>
          </table:table-cell>
          <table:table-cell office:value-type="float" office:value="25968">
            <text:p>25968</text:p>
          </table:table-cell>
          <table:table-cell office:value-type="float" office:value="49280">
            <text:p>49280</text:p>
          </table:table-cell>
          <table:table-cell office:value-type="float" office:value="-776.625">
            <text:p>-776.625</text:p>
          </table:table-cell>
          <table:table-cell office:value-type="float" office:value="284.875">
            <text:p>284.875</text:p>
          </table:table-cell>
          <table:table-cell office:value-type="float" office:value="1990">
            <text:p>1990</text:p>
          </table:table-cell>
          <table:table-cell office:value-type="float" office:value="-0.0452025493277458">
            <text:p>-0.0452025493</text:p>
          </table:table-cell>
          <table:table-cell office:value-type="float" office:value="0.0109702325939618">
            <text:p>0.0109702326</text:p>
          </table:table-cell>
          <table:table-cell office:value-type="float" office:value="0.0403814935064935">
            <text:p>0.0403814935</text:p>
          </table:table-cell>
          <table:table-cell office:value-type="float" office:value="0.845795887465715">
            <text:p>0.8457958875</text:p>
          </table:table-cell>
          <table:table-cell office:value-type="float" office:value="1.03863169224507">
            <text:p>1.0386316922</text:p>
          </table:table-cell>
          <table:table-cell office:value-type="float" office:value="1.14453133070764">
            <text:p>1.1445313307</text:p>
          </table:table-cell>
          <table:table-cell office:value-type="float" office:value="-14.985004396787">
            <text:p>-14.9850043968</text:p>
          </table:table-cell>
          <table:table-cell office:value-type="float" office:value="0">
            <text:p>0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5801">
            <text:p>15801</text:p>
          </table:table-cell>
          <table:table-cell office:value-type="float" office:value="24892">
            <text:p>24892</text:p>
          </table:table-cell>
          <table:table-cell office:value-type="float" office:value="49040">
            <text:p>49040</text:p>
          </table:table-cell>
          <table:table-cell office:value-type="float" office:value="-170.875">
            <text:p>-170.875</text:p>
          </table:table-cell>
          <table:table-cell office:value-type="float" office:value="546">
            <text:p>546</text:p>
          </table:table-cell>
          <table:table-cell office:value-type="float" office:value="2240">
            <text:p>2240</text:p>
          </table:table-cell>
          <table:table-cell office:value-type="float" office:value="-0.0108141889753813">
            <text:p>-0.010814189</text:p>
          </table:table-cell>
          <table:table-cell office:value-type="float" office:value="0.0219347581552306">
            <text:p>0.0219347582</text:p>
          </table:table-cell>
          <table:table-cell office:value-type="float" office:value="0.0456769983686786">
            <text:p>0.0456769984</text:p>
          </table:table-cell>
          <table:table-cell office:value-type="float" office:value="0.962379554085228">
            <text:p>0.9623795541</text:p>
          </table:table-cell>
          <table:table-cell office:value-type="float" office:value="1.07771467542935">
            <text:p>1.0777146754</text:p>
          </table:table-cell>
          <table:table-cell office:value-type="float" office:value="1.16395881512312">
            <text:p>1.1639588151</text:p>
          </table:table-cell>
          <table:table-cell office:value-type="float" office:value="0">
            <text:p>0</text:p>
          </table:table-cell>
          <table:table-cell office:value-type="float" office:value="31.9457225262513">
            <text:p>31.9457225263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14880">
            <text:p>14880</text:p>
          </table:table-cell>
          <table:table-cell office:value-type="float" office:value="26416">
            <text:p>26416</text:p>
          </table:table-cell>
          <table:table-cell office:value-type="float" office:value="51840">
            <text:p>51840</text:p>
          </table:table-cell>
          <table:table-cell office:value-type="float" office:value="-417.5">
            <text:p>-417.5</text:p>
          </table:table-cell>
          <table:table-cell office:value-type="float" office:value="734.5">
            <text:p>734.5</text:p>
          </table:table-cell>
          <table:table-cell office:value-type="float" office:value="1810">
            <text:p>1810</text:p>
          </table:table-cell>
          <table:table-cell office:value-type="float" office:value="-0.0280577956989247">
            <text:p>-0.0280577957</text:p>
          </table:table-cell>
          <table:table-cell office:value-type="float" office:value="0.0278051181102362">
            <text:p>0.0278051181</text:p>
          </table:table-cell>
          <table:table-cell office:value-type="float" office:value="0.0349151234567901">
            <text:p>0.0349151235</text:p>
          </table:table-cell>
          <table:table-cell office:value-type="float" office:value="0.903340705256749">
            <text:p>0.9033407053</text:p>
          </table:table-cell>
          <table:table-cell office:value-type="float" office:value="1.09883323758835">
            <text:p>1.0988332376</text:p>
          </table:table-cell>
          <table:table-cell office:value-type="float" office:value="1.12459230115693">
            <text:p>1.1245923012</text:p>
          </table:table-cell>
          <table:table-cell office:value-type="float" office:value="-24.3560461642406">
            <text:p>-24.3560461642</text:p>
          </table:table-cell>
          <table:table-cell office:value-type="float" office:value="25.2737517635682">
            <text:p>25.2737517636</text:p>
          </table:table-cell>
          <table:table-cell office:value-type="float" office:value="20.1969392399569">
            <text:p>20.196939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14080">
            <text:p>14080</text:p>
          </table:table-cell>
          <table:table-cell office:value-type="float" office:value="26338">
            <text:p>26338</text:p>
          </table:table-cell>
          <table:table-cell office:value-type="float" office:value="55840">
            <text:p>55840</text:p>
          </table:table-cell>
          <table:table-cell office:value-type="float" office:value="-500">
            <text:p>-500</text:p>
          </table:table-cell>
          <table:table-cell office:value-type="float" office:value="468">
            <text:p>468</text:p>
          </table:table-cell>
          <table:table-cell office:value-type="float" office:value="1620">
            <text:p>1620</text:p>
          </table:table-cell>
          <table:table-cell office:value-type="float" office:value="-0.0355113636363636">
            <text:p>-0.0355113636</text:p>
          </table:table-cell>
          <table:table-cell office:value-type="float" office:value="0.0177690029615005">
            <text:p>0.017769003</text:p>
          </table:table-cell>
          <table:table-cell office:value-type="float" office:value="0.0290114613180516">
            <text:p>0.0290114613</text:p>
          </table:table-cell>
          <table:table-cell office:value-type="float" office:value="0.878181898889463">
            <text:p>0.8781818989</text:p>
          </table:table-cell>
          <table:table-cell office:value-type="float" office:value="1.06281035579909">
            <text:p>1.0628103558</text:p>
          </table:table-cell>
          <table:table-cell office:value-type="float" office:value="1.10318977779329">
            <text:p>1.1031897778</text:p>
          </table:table-cell>
          <table:table-cell office:value-type="float" office:value="-19.170362536372">
            <text:p>-19.1703625364</text:p>
          </table:table-cell>
          <table:table-cell office:value-type="float" office:value="0">
            <text:p>0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502">
            <text:p>502</text:p>
          </table:table-cell>
          <table:table-cell office:value-type="float" office:value="12540">
            <text:p>12540</text:p>
          </table:table-cell>
          <table:table-cell office:value-type="float" office:value="24930">
            <text:p>24930</text:p>
          </table:table-cell>
          <table:table-cell office:value-type="float" office:value="53920">
            <text:p>53920</text:p>
          </table:table-cell>
          <table:table-cell office:value-type="float" office:value="-218.75">
            <text:p>-218.75</text:p>
          </table:table-cell>
          <table:table-cell office:value-type="float" office:value="-384.125">
            <text:p>-384.125</text:p>
          </table:table-cell>
          <table:table-cell office:value-type="float" office:value="710">
            <text:p>710</text:p>
          </table:table-cell>
          <table:table-cell office:value-type="float" office:value="-0.0174441786283892">
            <text:p>-0.0174441786</text:p>
          </table:table-cell>
          <table:table-cell office:value-type="float" office:value="-0.0154081427998396">
            <text:p>-0.0154081428</text:p>
          </table:table-cell>
          <table:table-cell office:value-type="float" office:value="0.0131676557863501">
            <text:p>0.0131676558</text:p>
          </table:table-cell>
          <table:table-cell office:value-type="float" office:value="0.939541801561956">
            <text:p>0.9395418016</text:p>
          </table:table-cell>
          <table:table-cell office:value-type="float" office:value="0.94653682549506">
            <text:p>0.9465368255</text:p>
          </table:table-cell>
          <table:table-cell office:value-type="float" office:value="1.04642663408368">
            <text:p>1.04642663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595">
            <text:p>595</text:p>
          </table:table-cell>
          <table:table-cell office:value-type="float" office:value="14740">
            <text:p>14740</text:p>
          </table:table-cell>
          <table:table-cell office:value-type="float" office:value="26544">
            <text:p>26544</text:p>
          </table:table-cell>
          <table:table-cell office:value-type="float" office:value="58080">
            <text:p>58080</text:p>
          </table:table-cell>
          <table:table-cell office:value-type="float" office:value="137.875">
            <text:p>137.875</text:p>
          </table:table-cell>
          <table:table-cell office:value-type="float" office:value="518">
            <text:p>518</text:p>
          </table:table-cell>
          <table:table-cell office:value-type="float" office:value="1310">
            <text:p>1310</text:p>
          </table:table-cell>
          <table:table-cell office:value-type="float" office:value="0.00935379918588874">
            <text:p>0.0093537992</text:p>
          </table:table-cell>
          <table:table-cell office:value-type="float" office:value="0.0195147679324895">
            <text:p>0.0195147679</text:p>
          </table:table-cell>
          <table:table-cell office:value-type="float" office:value="0.0225550964187328">
            <text:p>0.0225550964</text:p>
          </table:table-cell>
          <table:table-cell office:value-type="float" office:value="1.03290978452666">
            <text:p>1.0329097845</text:p>
          </table:table-cell>
          <table:table-cell office:value-type="float" office:value="1.06904810705193">
            <text:p>1.0690481071</text:p>
          </table:table-cell>
          <table:table-cell office:value-type="float" office:value="1.0799399529195">
            <text:p>1.0799399529</text:p>
          </table:table-cell>
          <table:table-cell table:number-columns-repeated="2" office:value-type="float" office:value="0">
            <text:p>0</text:p>
          </table:table-cell>
          <table:table-cell office:value-type="float" office:value="31.0765739811198">
            <text:p>31.07657398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585">
            <text:p>585</text:p>
          </table:table-cell>
          <table:table-cell office:value-type="float" office:value="17112">
            <text:p>17112</text:p>
          </table:table-cell>
          <table:table-cell office:value-type="float" office:value="29100">
            <text:p>29100</text:p>
          </table:table-cell>
          <table:table-cell office:value-type="float" office:value="62080">
            <text:p>62080</text:p>
          </table:table-cell>
          <table:table-cell office:value-type="float" office:value="414">
            <text:p>414</text:p>
          </table:table-cell>
          <table:table-cell office:value-type="float" office:value="857.5">
            <text:p>857.5</text:p>
          </table:table-cell>
          <table:table-cell office:value-type="float" office:value="560">
            <text:p>560</text:p>
          </table:table-cell>
          <table:table-cell office:value-type="float" office:value="0.0241935483870968">
            <text:p>0.0241935484</text:p>
          </table:table-cell>
          <table:table-cell office:value-type="float" office:value="0.02946735395189">
            <text:p>0.029467354</text:p>
          </table:table-cell>
          <table:table-cell office:value-type="float" office:value="0.00902061855670103">
            <text:p>0.0090206186</text:p>
          </table:table-cell>
          <table:table-cell office:value-type="float" office:value="1.08582466181061">
            <text:p>1.0858246618</text:p>
          </table:table-cell>
          <table:table-cell office:value-type="float" office:value="1.10483765573151">
            <text:p>1.1048376557</text:p>
          </table:table-cell>
          <table:table-cell office:value-type="float" office:value="1.03173165320438">
            <text:p>1.0317316532</text:p>
          </table:table-cell>
          <table:table-cell office:value-type="float" office:value="28.9952762295445">
            <text:p>28.9952762295</text:p>
          </table:table-cell>
          <table:table-cell office:value-type="float" office:value="23.8674418282311">
            <text:p>23.8674418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16192">
            <text:p>16192</text:p>
          </table:table-cell>
          <table:table-cell office:value-type="float" office:value="28800">
            <text:p>28800</text:p>
          </table:table-cell>
          <table:table-cell office:value-type="float" office:value="59760">
            <text:p>59760</text:p>
          </table:table-cell>
          <table:table-cell office:value-type="float" office:value="356.5">
            <text:p>356.5</text:p>
          </table:table-cell>
          <table:table-cell office:value-type="float" office:value="782.5">
            <text:p>782.5</text:p>
          </table:table-cell>
          <table:table-cell office:value-type="float" office:value="-710">
            <text:p>-710</text:p>
          </table:table-cell>
          <table:table-cell office:value-type="float" office:value="0.0220170454545455">
            <text:p>0.0220170455</text:p>
          </table:table-cell>
          <table:table-cell office:value-type="float" office:value="0.0271701388888889">
            <text:p>0.0271701389</text:p>
          </table:table-cell>
          <table:table-cell office:value-type="float" office:value="-0.0118808567603748">
            <text:p>-0.0118808568</text:p>
          </table:table-cell>
          <table:table-cell office:value-type="float" office:value="1.07800976966038">
            <text:p>1.0780097697</text:p>
          </table:table-cell>
          <table:table-cell office:value-type="float" office:value="1.0965423903477">
            <text:p>1.0965423903</text:p>
          </table:table-cell>
          <table:table-cell office:value-type="float" office:value="0.958693664663115">
            <text:p>0.9586936647</text:p>
          </table:table-cell>
          <table:table-cell office:value-type="float" office:value="31.8276133930896">
            <text:p>31.8276133931</text:p>
          </table:table-cell>
          <table:table-cell office:value-type="float" office:value="25.8563846310834">
            <text:p>25.8563846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14421">
            <text:p>14421</text:p>
          </table:table-cell>
          <table:table-cell office:value-type="float" office:value="27700">
            <text:p>27700</text:p>
          </table:table-cell>
          <table:table-cell office:value-type="float" office:value="57540">
            <text:p>57540</text:p>
          </table:table-cell>
          <table:table-cell office:value-type="float" office:value="454.25">
            <text:p>454.25</text:p>
          </table:table-cell>
          <table:table-cell office:value-type="float" office:value="837.5">
            <text:p>837.5</text:p>
          </table:table-cell>
          <table:table-cell office:value-type="float" office:value="1433.25">
            <text:p>1433.25</text:p>
          </table:table-cell>
          <table:table-cell office:value-type="float" office:value="0.0314992025518341">
            <text:p>0.0314992026</text:p>
          </table:table-cell>
          <table:table-cell office:value-type="float" office:value="0.0302346570397112">
            <text:p>0.030234657</text:p>
          </table:table-cell>
          <table:table-cell office:value-type="float" office:value="0.0249087591240876">
            <text:p>0.0249087591</text:p>
          </table:table-cell>
          <table:table-cell office:value-type="float" office:value="1.11219192046377">
            <text:p>1.1121919205</text:p>
          </table:table-cell>
          <table:table-cell office:value-type="float" office:value="1.10761300323215">
            <text:p>1.1076130032</text:p>
          </table:table-cell>
          <table:table-cell office:value-type="float" office:value="1.08839673164527">
            <text:p>1.0883967316</text:p>
          </table:table-cell>
          <table:table-cell office:value-type="float" office:value="22.3500117007141">
            <text:p>22.3500117007</text:p>
          </table:table-cell>
          <table:table-cell office:value-type="float" office:value="23.2704374343274">
            <text:p>23.2704374343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16951">
            <text:p>16951</text:p>
          </table:table-cell>
          <table:table-cell office:value-type="float" office:value="30300">
            <text:p>30300</text:p>
          </table:table-cell>
          <table:table-cell office:value-type="float" office:value="61110">
            <text:p>61110</text:p>
          </table:table-cell>
          <table:table-cell office:value-type="float" office:value="690">
            <text:p>690</text:p>
          </table:table-cell>
          <table:table-cell office:value-type="float" office:value="1025">
            <text:p>1025</text:p>
          </table:table-cell>
          <table:table-cell office:value-type="float" office:value="1800.75">
            <text:p>1800.75</text:p>
          </table:table-cell>
          <table:table-cell office:value-type="float" office:value="0.0407055630936228">
            <text:p>0.0407055631</text:p>
          </table:table-cell>
          <table:table-cell office:value-type="float" office:value="0.0338283828382838">
            <text:p>0.0338283828</text:p>
          </table:table-cell>
          <table:table-cell office:value-type="float" office:value="0.02946735395189">
            <text:p>0.029467354</text:p>
          </table:table-cell>
          <table:table-cell office:value-type="float" office:value="1.14571707884655">
            <text:p>1.1457170788</text:p>
          </table:table-cell>
          <table:table-cell office:value-type="float" office:value="1.12064228452548">
            <text:p>1.1206422845</text:p>
          </table:table-cell>
          <table:table-cell office:value-type="float" office:value="1.10483765573151">
            <text:p>1.1048376557</text:p>
          </table:table-cell>
          <table:table-cell office:value-type="float" office:value="17.3725847358137">
            <text:p>17.3725847358</text:p>
          </table:table-cell>
          <table:table-cell office:value-type="float" office:value="20.8347588436661">
            <text:p>20.8347588437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18100">
            <text:p>18100</text:p>
          </table:table-cell>
          <table:table-cell office:value-type="float" office:value="31968">
            <text:p>31968</text:p>
          </table:table-cell>
          <table:table-cell office:value-type="float" office:value="60480">
            <text:p>60480</text:p>
          </table:table-cell>
          <table:table-cell office:value-type="float" office:value="-377.75">
            <text:p>-377.75</text:p>
          </table:table-cell>
          <table:table-cell office:value-type="float" office:value="-193">
            <text:p>-193</text:p>
          </table:table-cell>
          <table:table-cell office:value-type="float" office:value="1643.25">
            <text:p>1643.25</text:p>
          </table:table-cell>
          <table:table-cell office:value-type="float" office:value="-0.0208701657458564">
            <text:p>-0.0208701657</text:p>
          </table:table-cell>
          <table:table-cell office:value-type="float" office:value="-0.00603728728728729">
            <text:p>-0.0060372873</text:p>
          </table:table-cell>
          <table:table-cell office:value-type="float" office:value="0.0271701388888889">
            <text:p>0.0271701389</text:p>
          </table:table-cell>
          <table:table-cell office:value-type="float" office:value="0.927808124973291">
            <text:p>0.927808125</text:p>
          </table:table-cell>
          <table:table-cell office:value-type="float" office:value="0.978940934216561">
            <text:p>0.9789409342</text:p>
          </table:table-cell>
          <table:table-cell office:value-type="float" office:value="1.0965423903477">
            <text:p>1.0965423903</text:p>
          </table:table-cell>
          <table:table-cell office:value-type="float" office:value="-32.8645548591694">
            <text:p>-32.8645548592</text:p>
          </table:table-cell>
          <table:table-cell office:value-type="float" office:value="0">
            <text:p>0</text:p>
          </table:table-cell>
          <table:table-cell office:value-type="float" office:value="25.8563846310834">
            <text:p>25.85638463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6302">
            <text:p>16302</text:p>
          </table:table-cell>
          <table:table-cell office:value-type="float" office:value="30550">
            <text:p>30550</text:p>
          </table:table-cell>
          <table:table-cell office:value-type="float" office:value="58310">
            <text:p>58310</text:p>
          </table:table-cell>
          <table:table-cell office:value-type="float" office:value="513.5">
            <text:p>513.5</text:p>
          </table:table-cell>
          <table:table-cell office:value-type="float" office:value="-201.5">
            <text:p>-201.5</text:p>
          </table:table-cell>
          <table:table-cell office:value-type="float" office:value="1194.25">
            <text:p>1194.25</text:p>
          </table:table-cell>
          <table:table-cell office:value-type="float" office:value="0.0314992025518341">
            <text:p>0.0314992026</text:p>
          </table:table-cell>
          <table:table-cell office:value-type="float" office:value="-0.00659574468085106">
            <text:p>-0.0065957447</text:p>
          </table:table-cell>
          <table:table-cell office:value-type="float" office:value="0.0204810495626822">
            <text:p>0.0204810496</text:p>
          </table:table-cell>
          <table:table-cell office:value-type="float" office:value="1.11219192046377">
            <text:p>1.1121919205</text:p>
          </table:table-cell>
          <table:table-cell office:value-type="float" office:value="0.977000161158895">
            <text:p>0.9770001612</text:p>
          </table:table-cell>
          <table:table-cell office:value-type="float" office:value="1.07250584131612">
            <text:p>1.0725058413</text:p>
          </table:table-cell>
          <table:table-cell office:value-type="float" office:value="22.3500117007141">
            <text:p>22.3500117007</text:p>
          </table:table-cell>
          <table:table-cell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14440">
            <text:p>14440</text:p>
          </table:table-cell>
          <table:table-cell office:value-type="float" office:value="29865">
            <text:p>29865</text:p>
          </table:table-cell>
          <table:table-cell office:value-type="float" office:value="63630">
            <text:p>63630</text:p>
          </table:table-cell>
          <table:table-cell office:value-type="float" office:value="-29.625">
            <text:p>-29.625</text:p>
          </table:table-cell>
          <table:table-cell office:value-type="float" office:value="391.875">
            <text:p>391.875</text:p>
          </table:table-cell>
          <table:table-cell office:value-type="float" office:value="2152.5">
            <text:p>2152.5</text:p>
          </table:table-cell>
          <table:table-cell office:value-type="float" office:value="-0.00205159279778393">
            <text:p>-0.0020515928</text:p>
          </table:table-cell>
          <table:table-cell office:value-type="float" office:value="0.013121546961326">
            <text:p>0.013121547</text:p>
          </table:table-cell>
          <table:table-cell office:value-type="float" office:value="0.0338283828382838">
            <text:p>0.0338283828</text:p>
          </table:table-cell>
          <table:table-cell office:value-type="float" office:value="0.992827674912452">
            <text:p>0.9928276749</text:p>
          </table:table-cell>
          <table:table-cell office:value-type="float" office:value="1.04626287735417">
            <text:p>1.0462628774</text:p>
          </table:table-cell>
          <table:table-cell office:value-type="float" office:value="1.12064228452548">
            <text:p>1.12064228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47588436661">
            <text:p>20.834758843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14600">
            <text:p>14600</text:p>
          </table:table-cell>
          <table:table-cell office:value-type="float" office:value="31523">
            <text:p>31523</text:p>
          </table:table-cell>
          <table:table-cell office:value-type="float" office:value="69972">
            <text:p>69972</text:p>
          </table:table-cell>
          <table:table-cell office:value-type="float" office:value="312.875">
            <text:p>312.875</text:p>
          </table:table-cell>
          <table:table-cell office:value-type="float" office:value="1010.625">
            <text:p>1010.625</text:p>
          </table:table-cell>
          <table:table-cell office:value-type="float" office:value="1685.25">
            <text:p>1685.25</text:p>
          </table:table-cell>
          <table:table-cell office:value-type="float" office:value="0.0214297945205479">
            <text:p>0.0214297945</text:p>
          </table:table-cell>
          <table:table-cell office:value-type="float" office:value="0.0320599244995717">
            <text:p>0.0320599245</text:p>
          </table:table-cell>
          <table:table-cell office:value-type="float" office:value="0.0240846338535414">
            <text:p>0.0240846339</text:p>
          </table:table-cell>
          <table:table-cell office:value-type="float" office:value="1.07590438356458">
            <text:p>1.0759043836</text:p>
          </table:table-cell>
          <table:table-cell office:value-type="float" office:value="1.11422429971598">
            <text:p>1.1142242997</text:p>
          </table:table-cell>
          <table:table-cell office:value-type="float" office:value="1.0854331548796">
            <text:p>1.0854331549</text:p>
          </table:table-cell>
          <table:table-cell office:value-type="float" office:value="32.6903710918146">
            <text:p>32.6903710918</text:p>
          </table:table-cell>
          <table:table-cell office:value-type="float" office:value="21.9651130563884">
            <text:p>21.9651130564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4378">
            <text:p>14378</text:p>
          </table:table-cell>
          <table:table-cell office:value-type="float" office:value="31605">
            <text:p>31605</text:p>
          </table:table-cell>
          <table:table-cell office:value-type="float" office:value="72030">
            <text:p>72030</text:p>
          </table:table-cell>
          <table:table-cell office:value-type="float" office:value="-163.75">
            <text:p>-163.75</text:p>
          </table:table-cell>
          <table:table-cell office:value-type="float" office:value="173.375">
            <text:p>173.375</text:p>
          </table:table-cell>
          <table:table-cell office:value-type="float" office:value="1475.25">
            <text:p>1475.25</text:p>
          </table:table-cell>
          <table:table-cell office:value-type="float" office:value="-0.011388927528168">
            <text:p>-0.0113889275</text:p>
          </table:table-cell>
          <table:table-cell office:value-type="float" office:value="0.00548568264515108">
            <text:p>0.0054856826</text:p>
          </table:table-cell>
          <table:table-cell office:value-type="float" office:value="0.0204810495626822">
            <text:p>0.0204810496</text:p>
          </table:table-cell>
          <table:table-cell office:value-type="float" office:value="0.960392980685086">
            <text:p>0.9603929807</text:p>
          </table:table-cell>
          <table:table-cell office:value-type="float" office:value="1.01925887097763">
            <text:p>1.019258871</text:p>
          </table:table-cell>
          <table:table-cell office:value-type="float" office:value="1.07250584131612">
            <text:p>1.0725058413</text:p>
          </table:table-cell>
          <table:table-cell table:number-columns-repeated="2"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87">
            <text:p>687</text:p>
          </table:table-cell>
          <table:table-cell table:number-columns-repeated="2" office:value-type="float" office:value="1370">
            <text:p>1370</text:p>
          </table:table-cell>
          <table:table-cell office:value-type="float" office:value="15781">
            <text:p>15781</text:p>
          </table:table-cell>
          <table:table-cell office:value-type="float" office:value="31220">
            <text:p>31220</text:p>
          </table:table-cell>
          <table:table-cell office:value-type="float" office:value="72996">
            <text:p>72996</text:p>
          </table:table-cell>
          <table:table-cell office:value-type="float" office:value="365.375">
            <text:p>365.375</text:p>
          </table:table-cell>
          <table:table-cell office:value-type="float" office:value="950.625">
            <text:p>950.625</text:p>
          </table:table-cell>
          <table:table-cell office:value-type="float" office:value="1307.25">
            <text:p>1307.25</text:p>
          </table:table-cell>
          <table:table-cell office:value-type="float" office:value="0.0231528420252202">
            <text:p>0.023152842</text:p>
          </table:table-cell>
          <table:table-cell office:value-type="float" office:value="0.0304492312620115">
            <text:p>0.0304492313</text:p>
          </table:table-cell>
          <table:table-cell office:value-type="float" office:value="0.0179085155350978">
            <text:p>0.0179085155</text:p>
          </table:table-cell>
          <table:table-cell office:value-type="float" office:value="1.08208561311221">
            <text:p>1.0820856131</text:p>
          </table:table-cell>
          <table:table-cell office:value-type="float" office:value="1.10838953455856">
            <text:p>1.1083895346</text:p>
          </table:table-cell>
          <table:table-cell office:value-type="float" office:value="1.06330840563304">
            <text:p>1.0633084056</text:p>
          </table:table-cell>
          <table:table-cell office:value-type="float" office:value="30.2831390185746">
            <text:p>30.2831390186</text:p>
          </table:table-cell>
          <table:table-cell office:value-type="float" office:value="23.1088699497793">
            <text:p>23.1088699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16606">
            <text:p>16606</text:p>
          </table:table-cell>
          <table:table-cell office:value-type="float" office:value="31768">
            <text:p>31768</text:p>
          </table:table-cell>
          <table:table-cell office:value-type="float" office:value="74760">
            <text:p>74760</text:p>
          </table:table-cell>
          <table:table-cell office:value-type="float" office:value="-11.125">
            <text:p>-11.125</text:p>
          </table:table-cell>
          <table:table-cell office:value-type="float" office:value="-21.375">
            <text:p>-21.375</text:p>
          </table:table-cell>
          <table:table-cell office:value-type="float" office:value="756">
            <text:p>756</text:p>
          </table:table-cell>
          <table:table-cell office:value-type="float" office:value="-0.000669938576418162">
            <text:p>-0.0006699386</text:p>
          </table:table-cell>
          <table:table-cell office:value-type="float" office:value="-0.000672846889952153">
            <text:p>-0.0006728469</text:p>
          </table:table-cell>
          <table:table-cell office:value-type="float" office:value="0.0101123595505618">
            <text:p>0.0101123596</text:p>
          </table:table-cell>
          <table:table-cell office:value-type="float" office:value="0.997656094665221">
            <text:p>0.9976560947</text:p>
          </table:table-cell>
          <table:table-cell office:value-type="float" office:value="0.997645923222125">
            <text:p>0.9976459232</text:p>
          </table:table-cell>
          <table:table-cell office:value-type="float" office:value="1.0355936876657">
            <text:p>1.03559368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16790">
            <text:p>16790</text:p>
          </table:table-cell>
          <table:table-cell office:value-type="float" office:value="33744">
            <text:p>33744</text:p>
          </table:table-cell>
          <table:table-cell office:value-type="float" office:value="74592">
            <text:p>74592</text:p>
          </table:table-cell>
          <table:table-cell office:value-type="float" office:value="-57.125">
            <text:p>-57.125</text:p>
          </table:table-cell>
          <table:table-cell office:value-type="float" office:value="172.25">
            <text:p>172.25</text:p>
          </table:table-cell>
          <table:table-cell office:value-type="float" office:value="380.75">
            <text:p>380.75</text:p>
          </table:table-cell>
          <table:table-cell office:value-type="float" office:value="-0.00340232281119714">
            <text:p>-0.0034023228</text:p>
          </table:table-cell>
          <table:table-cell office:value-type="float" office:value="0.00510461119013751">
            <text:p>0.0051046112</text:p>
          </table:table-cell>
          <table:table-cell office:value-type="float" office:value="0.00510443479193479">
            <text:p>0.0051044348</text:p>
          </table:table-cell>
          <table:table-cell office:value-type="float" office:value="0.988114558729813">
            <text:p>0.9881145587</text:p>
          </table:table-cell>
          <table:table-cell office:value-type="float" office:value="1.01791721099407">
            <text:p>1.017917211</text:p>
          </table:table-cell>
          <table:table-cell office:value-type="float" office:value="1.01791659007068">
            <text:p>1.01791659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16790">
            <text:p>16790</text:p>
          </table:table-cell>
          <table:table-cell office:value-type="float" office:value="31901">
            <text:p>31901</text:p>
          </table:table-cell>
          <table:table-cell office:value-type="float" office:value="72282">
            <text:p>72282</text:p>
          </table:table-cell>
          <table:table-cell office:value-type="float" office:value="822.75">
            <text:p>822.75</text:p>
          </table:table-cell>
          <table:table-cell office:value-type="float" office:value="1563.25">
            <text:p>1563.25</text:p>
          </table:table-cell>
          <table:table-cell office:value-type="float" office:value="491.5">
            <text:p>491.5</text:p>
          </table:table-cell>
          <table:table-cell office:value-type="float" office:value="0.0490023823704586">
            <text:p>0.0490023824</text:p>
          </table:table-cell>
          <table:table-cell office:value-type="float" office:value="0.0490031660449516">
            <text:p>0.049003166</text:p>
          </table:table-cell>
          <table:table-cell office:value-type="float" office:value="0.00679975650922775">
            <text:p>0.0067997565</text:p>
          </table:table-cell>
          <table:table-cell office:value-type="float" office:value="1.17621475591345">
            <text:p>1.1762147559</text:p>
          </table:table-cell>
          <table:table-cell office:value-type="float" office:value="1.17621764931089">
            <text:p>1.1762176493</text:p>
          </table:table-cell>
          <table:table-cell office:value-type="float" office:value="1.02388977169192">
            <text:p>1.0238897717</text:p>
          </table:table-cell>
          <table:table-cell office:value-type="float" office:value="14.4889834641868">
            <text:p>14.4889834642</text:p>
          </table:table-cell>
          <table:table-cell office:value-type="float" office:value="14.4887572068528">
            <text:p>14.4887572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18772">
            <text:p>18772</text:p>
          </table:table-cell>
          <table:table-cell office:value-type="float" office:value="34296">
            <text:p>34296</text:p>
          </table:table-cell>
          <table:table-cell office:value-type="float" office:value="68628">
            <text:p>68628</text:p>
          </table:table-cell>
          <table:table-cell office:value-type="float" office:value="98.25">
            <text:p>98.25</text:p>
          </table:table-cell>
          <table:table-cell office:value-type="float" office:value="1489">
            <text:p>1489</text:p>
          </table:table-cell>
          <table:table-cell office:value-type="float" office:value="1668.375">
            <text:p>1668.375</text:p>
          </table:table-cell>
          <table:table-cell office:value-type="float" office:value="0.00523385893884509">
            <text:p>0.0052338589</text:p>
          </table:table-cell>
          <table:table-cell office:value-type="float" office:value="0.0434161418241194">
            <text:p>0.0434161418</text:p>
          </table:table-cell>
          <table:table-cell office:value-type="float" office:value="0.0243104126595559">
            <text:p>0.0243104127</text:p>
          </table:table-cell>
          <table:table-cell office:value-type="float" office:value="1.01837219711357">
            <text:p>1.0183721971</text:p>
          </table:table-cell>
          <table:table-cell office:value-type="float" office:value="1.15565102067137">
            <text:p>1.1556510207</text:p>
          </table:table-cell>
          <table:table-cell office:value-type="float" office:value="1.08624479678925">
            <text:p>1.0862447968</text:p>
          </table:table-cell>
          <table:table-cell office:value-type="float" office:value="0">
            <text:p>0</text:p>
          </table:table-cell>
          <table:table-cell office:value-type="float" office:value="16.3093139978954">
            <text:p>16.3093139979</text:p>
          </table:table-cell>
          <table:table-cell office:value-type="float" office:value="28.8575438339585">
            <text:p>28.85754383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70">
            <text:p>870</text:p>
          </table:table-cell>
          <table:table-cell table:number-columns-repeated="2" office:value-type="float" office:value="1666">
            <text:p>1666</text:p>
          </table:table-cell>
          <table:table-cell office:value-type="float" office:value="18980">
            <text:p>18980</text:p>
          </table:table-cell>
          <table:table-cell office:value-type="float" office:value="35196">
            <text:p>35196</text:p>
          </table:table-cell>
          <table:table-cell office:value-type="float" office:value="69678">
            <text:p>69678</text:p>
          </table:table-cell>
          <table:table-cell office:value-type="float" office:value="30.5714285714286">
            <text:p>30.5714285714</text:p>
          </table:table-cell>
          <table:table-cell office:value-type="float" office:value="1497.71428571429">
            <text:p>1497.7142857143</text:p>
          </table:table-cell>
          <table:table-cell office:value-type="float" office:value="1654.71428571429">
            <text:p>1654.7142857143</text:p>
          </table:table-cell>
          <table:table-cell office:value-type="float" office:value="0.00161071804907421">
            <text:p>0.001610718</text:p>
          </table:table-cell>
          <table:table-cell office:value-type="float" office:value="0.0425535369278977">
            <text:p>0.0425535369</text:p>
          </table:table-cell>
          <table:table-cell office:value-type="float" office:value="0.0237480163855777">
            <text:p>0.0237480164</text:p>
          </table:table-cell>
          <table:table-cell office:value-type="float" office:value="1.00564259822052">
            <text:p>1.0056425982</text:p>
          </table:table-cell>
          <table:table-cell office:value-type="float" office:value="1.15248655411759">
            <text:p>1.1524865541</text:p>
          </table:table-cell>
          <table:table-cell office:value-type="float" office:value="1.08422343518273">
            <text:p>1.0842234352</text:p>
          </table:table-cell>
          <table:table-cell office:value-type="float" office:value="0">
            <text:p>0</text:p>
          </table:table-cell>
          <table:table-cell office:value-type="float" office:value="16.6329930451072">
            <text:p>16.6329930451</text:p>
          </table:table-cell>
          <table:table-cell office:value-type="float" office:value="29.5328001074071">
            <text:p>29.532800107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4">
            <text:p>4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0148">
            <text:p>20148</text:p>
          </table:table-cell>
          <table:table-cell office:value-type="float" office:value="35430">
            <text:p>35430</text:p>
          </table:table-cell>
          <table:table-cell office:value-type="float" office:value="73018">
            <text:p>73018</text:p>
          </table:table-cell>
          <table:table-cell office:value-type="float" office:value="463.666666666667">
            <text:p>463.6666666667</text:p>
          </table:table-cell>
          <table:table-cell office:value-type="float" office:value="-29.2">
            <text:p>-29.2</text:p>
          </table:table-cell>
          <table:table-cell office:value-type="float" office:value="1958.5">
            <text:p>1958.5</text:p>
          </table:table-cell>
          <table:table-cell office:value-type="float" office:value="0.0230130368605652">
            <text:p>0.0230130369</text:p>
          </table:table-cell>
          <table:table-cell office:value-type="float" office:value="-0.000824160316116286">
            <text:p>-0.0008241603</text:p>
          </table:table-cell>
          <table:table-cell office:value-type="float" office:value="0.0268221534416171">
            <text:p>0.0268221534</text:p>
          </table:table-cell>
          <table:table-cell office:value-type="float" office:value="1.08158364474845">
            <text:p>1.0815836447</text:p>
          </table:table-cell>
          <table:table-cell office:value-type="float" office:value="0.997116770204437">
            <text:p>0.9971167702</text:p>
          </table:table-cell>
          <table:table-cell office:value-type="float" office:value="1.09528761575954">
            <text:p>1.0952876158</text:p>
          </table:table-cell>
          <table:table-cell office:value-type="float" office:value="30.4650208347035">
            <text:p>30.4650208347</text:p>
          </table:table-cell>
          <table:table-cell office:value-type="float" office:value="0">
            <text:p>0</text:p>
          </table:table-cell>
          <table:table-cell office:value-type="float" office:value="26.1873836617064">
            <text:p>26.187383661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4">
            <text:p>4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20960">
            <text:p>20960</text:p>
          </table:table-cell>
          <table:table-cell office:value-type="float" office:value="36859">
            <text:p>36859</text:p>
          </table:table-cell>
          <table:table-cell office:value-type="float" office:value="75962">
            <text:p>75962</text:p>
          </table:table-cell>
          <table:table-cell office:value-type="float" office:value="1407">
            <text:p>1407</text:p>
          </table:table-cell>
          <table:table-cell office:value-type="float" office:value="1833.25">
            <text:p>1833.25</text:p>
          </table:table-cell>
          <table:table-cell office:value-type="float" office:value="2812.2">
            <text:p>2812.2</text:p>
          </table:table-cell>
          <table:table-cell office:value-type="float" office:value="0.0671278625954198">
            <text:p>0.0671278626</text:p>
          </table:table-cell>
          <table:table-cell office:value-type="float" office:value="0.04973683496568">
            <text:p>0.049736835</text:p>
          </table:table-cell>
          <table:table-cell office:value-type="float" office:value="0.0370211421500224">
            <text:p>0.0370211422</text:p>
          </table:table-cell>
          <table:table-cell office:value-type="float" office:value="1.24377957295976">
            <text:p>1.243779573</text:p>
          </table:table-cell>
          <table:table-cell office:value-type="float" office:value="1.17892747777459">
            <text:p>1.1789274778</text:p>
          </table:table-cell>
          <table:table-cell office:value-type="float" office:value="1.13226030485862">
            <text:p>1.1322603049</text:p>
          </table:table-cell>
          <table:table-cell office:value-type="float" office:value="10.6685956238649">
            <text:p>10.6685956239</text:p>
          </table:table-cell>
          <table:table-cell office:value-type="float" office:value="14.2800644686531">
            <text:p>14.2800644687</text:p>
          </table:table-cell>
          <table:table-cell office:value-type="float" office:value="19.0674829225588">
            <text:p>19.067482922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1780">
            <text:p>1780</text:p>
          </table:table-cell>
          <table:table-cell office:value-type="float" office:value="21064">
            <text:p>21064</text:p>
          </table:table-cell>
          <table:table-cell office:value-type="float" office:value="39961">
            <text:p>39961</text:p>
          </table:table-cell>
          <table:table-cell office:value-type="float" office:value="86343">
            <text:p>86343</text:p>
          </table:table-cell>
          <table:table-cell table:number-columns-repeated="2" office:value-type="float" office:value="0">
            <text:p>0</text:p>
          </table:table-cell>
          <table:table-cell office:value-type="float" office:value="4428.75">
            <text:p>4428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1292519370418">
            <text:p>0.0512925194</text:p>
          </table:table-cell>
          <table:table-cell office:value-type="float" office:value="0.95">
            <text:p>0.95</text:p>
          </table:table-cell>
          <table:table-cell office:value-type="float" office:value="1.09">
            <text:p>1.09</text:p>
          </table:table-cell>
          <table:table-cell office:value-type="float" office:value="1.18468042598146">
            <text:p>1.18468042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572959385959">
            <text:p>13.857295938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5">
            <text:p>5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20741">
            <text:p>20741</text:p>
          </table:table-cell>
          <table:table-cell office:value-type="float" office:value="41648">
            <text:p>41648</text:p>
          </table:table-cell>
          <table:table-cell office:value-type="float" office:value="89721">
            <text:p>89721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15">
            <text:p>1.15</text:p>
          </table:table-cell>
          <table:table-cell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20422">
            <text:p>20422</text:p>
          </table:table-cell>
          <table:table-cell office:value-type="float" office:value="42913">
            <text:p>42913</text:p>
          </table:table-cell>
          <table:table-cell office:value-type="float" office:value="93231">
            <text:p>93231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09">
            <text:p>1.09</text:p>
          </table:table-cell>
          <table:table-cell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10.25">
            <text:p>210.25</text:p>
          </table:table-cell>
          <table:table-cell office:value-type="float" office:value="10471.25">
            <text:p>10471.25</text:p>
          </table:table-cell>
          <table:table-cell office:value-type="float" office:value="36887.75">
            <text:p>36887.75</text:p>
          </table:table-cell>
          <table:table-cell office:value-type="float" office:value="26.285">
            <text:p>26.285</text:p>
          </table:table-cell>
          <table:table-cell table:number-columns-repeated="3" office:value-type="float" office:value="5">
            <text:p>5</text:p>
          </table:table-cell>
          <table:table-cell office:value-type="float" office:value="722">
            <text:p>722</text:p>
          </table:table-cell>
          <table:table-cell office:value-type="float" office:value="1074">
            <text:p>1074</text:p>
          </table:table-cell>
          <table:table-cell office:value-type="float" office:value="1634">
            <text:p>1634</text:p>
          </table:table-cell>
          <table:table-cell office:value-type="float" office:value="20108">
            <text:p>20108</text:p>
          </table:table-cell>
          <table:table-cell office:value-type="float" office:value="44025">
            <text:p>44025</text:p>
          </table:table-cell>
          <table:table-cell office:value-type="float" office:value="96879">
            <text:p>96879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09">
            <text:p>1.09</text:p>
          </table:table-cell>
          <table:table-cell office:value-type="float" office:value="1.14">
            <text:p>1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1.333333333333">
            <text:p>211.3333333333</text:p>
          </table:table-cell>
          <table:table-cell office:value-type="float" office:value="10499.6666666667">
            <text:p>10499.6666666667</text:p>
          </table:table-cell>
          <table:table-cell office:value-type="float" office:value="40351">
            <text:p>40351</text:p>
          </table:table-cell>
          <table:table-cell office:value-type="float" office:value="26.8666666666667">
            <text:p>26.86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730">
            <text:p>730</text:p>
          </table:table-cell>
          <table:table-cell table:number-columns-repeated="2" office:value-type="float" office:value="1659">
            <text:p>1659</text:p>
          </table:table-cell>
          <table:table-cell office:value-type="float" office:value="19799">
            <text:p>19799</text:p>
          </table:table-cell>
          <table:table-cell office:value-type="float" office:value="45541">
            <text:p>45541</text:p>
          </table:table-cell>
          <table:table-cell office:value-type="float" office:value="100683">
            <text:p>100683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14">
            <text:p>1.14</text:p>
          </table:table-cell>
          <table:table-cell office:value-type="float" office:value="1.21">
            <text:p>1.2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5">
            <text:p>0.95</text:p>
          </table:table-cell>
          <table:table-cell office:value-type="float" office:value="1.14">
            <text:p>1.14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3.8">
            <text:p>23.8</text:p>
          </table:table-cell>
          <table:table-cell office:value-type="float" office:value="27.9">
            <text:p>27.9</text:p>
          </table:table-cell>
          <table:table-cell office:value-type="float" office:value="50.7">
            <text:p>50.7</text:p>
          </table:table-cell>
          <table:table-cell office:value-type="float" office:value="23364">
            <text:p>23364</text:p>
          </table:table-cell>
          <table:table-cell office:value-type="float" office:value="27168">
            <text:p>27168</text:p>
          </table:table-cell>
          <table:table-cell office:value-type="float" office:value="29699">
            <text:p>296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3:22.14</dc:date>
    <dc:creator>Liam Widdess</dc:creator>
    <meta:editing-duration>P2DT3H30M50S</meta:editing-duration>
    <meta:editing-cycles>185</meta:editing-cycles>
    <meta:generator>OpenOffice/4.1.7$Win32 OpenOffice.org_project/417m1$Build-9800</meta:generator>
    <meta:document-statistic meta:table-count="8" meta:cell-count="1165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34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430">
                <text:p>7430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597">
                <text:p>1559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996">
                <text:p>10996</text:p>
              </table:table-cell>
              <table:table-cell office:value-type="float" office:value="15053">
                <text:p>1505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335">
                <text:p>7335</text:p>
              </table:table-cell>
              <table:table-cell office:value-type="float" office:value="10238">
                <text:p>10238</text:p>
              </table:table-cell>
              <table:table-cell office:value-type="float" office:value="14523">
                <text:p>1452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465">
                <text:p>10465</text:p>
              </table:table-cell>
              <table:table-cell office:value-type="float" office:value="14906">
                <text:p>1490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1008">
                <text:p>11008</text:p>
              </table:table-cell>
              <table:table-cell office:value-type="float" office:value="15597">
                <text:p>1559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226">
                <text:p>7226</text:p>
              </table:table-cell>
              <table:table-cell office:value-type="float" office:value="11023">
                <text:p>11023</text:p>
              </table:table-cell>
              <table:table-cell office:value-type="float" office:value="15144">
                <text:p>1514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335">
                <text:p>7335</text:p>
              </table:table-cell>
              <table:table-cell office:value-type="float" office:value="10760">
                <text:p>10760</text:p>
              </table:table-cell>
              <table:table-cell office:value-type="float" office:value="16618">
                <text:p>1661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998">
                <text:p>7998</text:p>
              </table:table-cell>
              <table:table-cell office:value-type="float" office:value="10875">
                <text:p>10875</text:p>
              </table:table-cell>
              <table:table-cell office:value-type="float" office:value="17366">
                <text:p>1736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524">
                <text:p>8524</text:p>
              </table:table-cell>
              <table:table-cell office:value-type="float" office:value="11548">
                <text:p>11548</text:p>
              </table:table-cell>
              <table:table-cell office:value-type="float" office:value="16561">
                <text:p>1656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554">
                <text:p>8554</text:p>
              </table:table-cell>
              <table:table-cell office:value-type="float" office:value="11057">
                <text:p>11057</text:p>
              </table:table-cell>
              <table:table-cell office:value-type="float" office:value="15144">
                <text:p>1514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338">
                <text:p>8338</text:p>
              </table:table-cell>
              <table:table-cell office:value-type="float" office:value="10768">
                <text:p>10768</text:p>
              </table:table-cell>
              <table:table-cell office:value-type="float" office:value="16174">
                <text:p>1617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155">
                <text:p>8155</text:p>
              </table:table-cell>
              <table:table-cell office:value-type="float" office:value="10882">
                <text:p>10882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65">
                <text:p>8565</text:p>
              </table:table-cell>
              <table:table-cell office:value-type="float" office:value="11086">
                <text:p>11086</text:p>
              </table:table-cell>
              <table:table-cell office:value-type="float" office:value="16700">
                <text:p>1670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505">
                <text:p>8505</text:p>
              </table:table-cell>
              <table:table-cell office:value-type="float" office:value="10955">
                <text:p>10955</text:p>
              </table:table-cell>
              <table:table-cell office:value-type="float" office:value="16223">
                <text:p>1622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205">
                <text:p>8205</text:p>
              </table:table-cell>
              <table:table-cell office:value-type="float" office:value="11962">
                <text:p>11962</text:p>
              </table:table-cell>
              <table:table-cell office:value-type="float" office:value="19383">
                <text:p>1938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448">
                <text:p>8448</text:p>
              </table:table-cell>
              <table:table-cell office:value-type="float" office:value="12940">
                <text:p>12940</text:p>
              </table:table-cell>
              <table:table-cell office:value-type="float" office:value="17684">
                <text:p>1768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386">
                <text:p>8386</text:p>
              </table:table-cell>
              <table:table-cell office:value-type="float" office:value="11500">
                <text:p>11500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208">
                <text:p>8208</text:p>
              </table:table-cell>
              <table:table-cell office:value-type="float" office:value="11532">
                <text:p>11532</text:p>
              </table:table-cell>
              <table:table-cell office:value-type="float" office:value="16193">
                <text:p>1619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768">
                <text:p>7768</text:p>
              </table:table-cell>
              <table:table-cell office:value-type="float" office:value="11852">
                <text:p>11852</text:p>
              </table:table-cell>
              <table:table-cell office:value-type="float" office:value="19383">
                <text:p>1938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11">
                <text:p>8011</text:p>
              </table:table-cell>
              <table:table-cell office:value-type="float" office:value="11906">
                <text:p>11906</text:p>
              </table:table-cell>
              <table:table-cell office:value-type="float" office:value="17418">
                <text:p>1741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342">
                <text:p>8342</text:p>
              </table:table-cell>
              <table:table-cell office:value-type="float" office:value="11410">
                <text:p>11410</text:p>
              </table:table-cell>
              <table:table-cell office:value-type="float" office:value="19363">
                <text:p>1936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924">
                <text:p>8924</text:p>
              </table:table-cell>
              <table:table-cell office:value-type="float" office:value="12622">
                <text:p>12622</text:p>
              </table:table-cell>
              <table:table-cell office:value-type="float" office:value="22640">
                <text:p>2264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522">
                <text:p>8522</text:p>
              </table:table-cell>
              <table:table-cell office:value-type="float" office:value="13322">
                <text:p>13322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80">
                <text:p>8880</text:p>
              </table:table-cell>
              <table:table-cell office:value-type="float" office:value="12332">
                <text:p>12332</text:p>
              </table:table-cell>
              <table:table-cell office:value-type="float" office:value="19611">
                <text:p>1961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802">
                <text:p>8802</text:p>
              </table:table-cell>
              <table:table-cell office:value-type="float" office:value="13602">
                <text:p>13602</text:p>
              </table:table-cell>
              <table:table-cell office:value-type="float" office:value="19978">
                <text:p>1997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02">
                <text:p>8602</text:p>
              </table:table-cell>
              <table:table-cell office:value-type="float" office:value="14781">
                <text:p>14781</text:p>
              </table:table-cell>
              <table:table-cell office:value-type="float" office:value="20853">
                <text:p>2085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362">
                <text:p>1436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95">
                <text:p>8595</text:p>
              </table:table-cell>
              <table:table-cell office:value-type="float" office:value="14472">
                <text:p>14472</text:p>
              </table:table-cell>
              <table:table-cell office:value-type="float" office:value="25300">
                <text:p>2530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185">
                <text:p>10185</text:p>
              </table:table-cell>
              <table:table-cell office:value-type="float" office:value="16342">
                <text:p>16342</text:p>
              </table:table-cell>
              <table:table-cell office:value-type="float" office:value="28197">
                <text:p>2819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35">
                <text:p>11335</text:p>
              </table:table-cell>
              <table:table-cell office:value-type="float" office:value="15932">
                <text:p>15932</text:p>
              </table:table-cell>
              <table:table-cell office:value-type="float" office:value="27086">
                <text:p>2708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15">
                <text:p>10815</text:p>
              </table:table-cell>
              <table:table-cell office:value-type="float" office:value="16010">
                <text:p>16010</text:p>
              </table:table-cell>
              <table:table-cell office:value-type="float" office:value="26091">
                <text:p>2609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373">
                <text:p>10373</text:p>
              </table:table-cell>
              <table:table-cell office:value-type="float" office:value="17585">
                <text:p>17585</text:p>
              </table:table-cell>
              <table:table-cell office:value-type="float" office:value="26951">
                <text:p>2695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20">
                <text:p>10720</text:p>
              </table:table-cell>
              <table:table-cell office:value-type="float" office:value="18600">
                <text:p>18600</text:p>
              </table:table-cell>
              <table:table-cell office:value-type="float" office:value="28158">
                <text:p>2815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104">
                <text:p>11104</text:p>
              </table:table-cell>
              <table:table-cell office:value-type="float" office:value="18792">
                <text:p>18792</text:p>
              </table:table-cell>
              <table:table-cell office:value-type="float" office:value="29126">
                <text:p>2912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086">
                <text:p>12086</text:p>
              </table:table-cell>
              <table:table-cell office:value-type="float" office:value="18380">
                <text:p>18380</text:p>
              </table:table-cell>
              <table:table-cell office:value-type="float" office:value="29787">
                <text:p>2978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482">
                <text:p>13482</text:p>
              </table:table-cell>
              <table:table-cell office:value-type="float" office:value="18828">
                <text:p>18828</text:p>
              </table:table-cell>
              <table:table-cell office:value-type="float" office:value="32235">
                <text:p>3223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870">
                <text:p>14870</text:p>
              </table:table-cell>
              <table:table-cell office:value-type="float" office:value="19930">
                <text:p>19930</text:p>
              </table:table-cell>
              <table:table-cell office:value-type="float" office:value="32225">
                <text:p>3222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522">
                <text:p>14522</text:p>
              </table:table-cell>
              <table:table-cell office:value-type="float" office:value="20502">
                <text:p>20502</text:p>
              </table:table-cell>
              <table:table-cell office:value-type="float" office:value="30508">
                <text:p>305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816">
                <text:p>13816</text:p>
              </table:table-cell>
              <table:table-cell office:value-type="float" office:value="20818">
                <text:p>20818</text:p>
              </table:table-cell>
              <table:table-cell office:value-type="float" office:value="29269">
                <text:p>2926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357">
                <text:p>22357</text:p>
              </table:table-cell>
              <table:table-cell office:value-type="float" office:value="31833">
                <text:p>3183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15">
                <text:p>14815</text:p>
              </table:table-cell>
              <table:table-cell office:value-type="float" office:value="22962">
                <text:p>22962</text:p>
              </table:table-cell>
              <table:table-cell office:value-type="float" office:value="34086">
                <text:p>3408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1795">
                <text:p>21795</text:p>
              </table:table-cell>
              <table:table-cell office:value-type="float" office:value="36457">
                <text:p>3645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3">
                <text:p>15823</text:p>
              </table:table-cell>
              <table:table-cell office:value-type="float" office:value="23088">
                <text:p>23088</text:p>
              </table:table-cell>
              <table:table-cell office:value-type="float" office:value="40256">
                <text:p>4025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4742">
                <text:p>24742</text:p>
              </table:table-cell>
              <table:table-cell office:value-type="float" office:value="42529">
                <text:p>4252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7108">
                <text:p>17108</text:p>
              </table:table-cell>
              <table:table-cell office:value-type="float" office:value="24155">
                <text:p>24155</text:p>
              </table:table-cell>
              <table:table-cell office:value-type="float" office:value="38311">
                <text:p>3831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4133">
                <text:p>24133</text:p>
              </table:table-cell>
              <table:table-cell office:value-type="float" office:value="35029">
                <text:p>3502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3092">
                <text:p>23092</text:p>
              </table:table-cell>
              <table:table-cell office:value-type="float" office:value="38939">
                <text:p>3893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6495">
                <text:p>26495</text:p>
              </table:table-cell>
              <table:table-cell office:value-type="float" office:value="41330">
                <text:p>4133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803">
                <text:p>17803</text:p>
              </table:table-cell>
              <table:table-cell office:value-type="float" office:value="25755">
                <text:p>2575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7524">
                <text:p>17524</text:p>
              </table:table-cell>
              <table:table-cell office:value-type="float" office:value="24154">
                <text:p>24154</text:p>
              </table:table-cell>
              <table:table-cell office:value-type="float" office:value="40160">
                <text:p>40160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5938">
                <text:p>15938</text:p>
              </table:table-cell>
              <table:table-cell office:value-type="float" office:value="26866">
                <text:p>26866</text:p>
              </table:table-cell>
              <table:table-cell office:value-type="float" office:value="47600">
                <text:p>4760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6848">
                <text:p>16848</text:p>
              </table:table-cell>
              <table:table-cell office:value-type="float" office:value="28040">
                <text:p>28040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7181">
                <text:p>17181</text:p>
              </table:table-cell>
              <table:table-cell office:value-type="float" office:value="25968">
                <text:p>25968</text:p>
              </table:table-cell>
              <table:table-cell office:value-type="float" office:value="49280">
                <text:p>4928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801">
                <text:p>15801</text:p>
              </table:table-cell>
              <table:table-cell office:value-type="float" office:value="24892">
                <text:p>24892</text:p>
              </table:table-cell>
              <table:table-cell office:value-type="float" office:value="49040">
                <text:p>49040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4880">
                <text:p>14880</text:p>
              </table:table-cell>
              <table:table-cell office:value-type="float" office:value="26416">
                <text:p>26416</text:p>
              </table:table-cell>
              <table:table-cell office:value-type="float" office:value="51840">
                <text:p>51840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4080">
                <text:p>14080</text:p>
              </table:table-cell>
              <table:table-cell office:value-type="float" office:value="26338">
                <text:p>26338</text:p>
              </table:table-cell>
              <table:table-cell office:value-type="float" office:value="55840">
                <text:p>5584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2540">
                <text:p>12540</text:p>
              </table:table-cell>
              <table:table-cell office:value-type="float" office:value="24930">
                <text:p>24930</text:p>
              </table:table-cell>
              <table:table-cell office:value-type="float" office:value="53920">
                <text:p>53920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4740">
                <text:p>14740</text:p>
              </table:table-cell>
              <table:table-cell office:value-type="float" office:value="26544">
                <text:p>26544</text:p>
              </table:table-cell>
              <table:table-cell office:value-type="float" office:value="58080">
                <text:p>58080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7112">
                <text:p>17112</text:p>
              </table:table-cell>
              <table:table-cell office:value-type="float" office:value="29100">
                <text:p>29100</text:p>
              </table:table-cell>
              <table:table-cell office:value-type="float" office:value="62080">
                <text:p>62080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6192">
                <text:p>16192</text:p>
              </table:table-cell>
              <table:table-cell office:value-type="float" office:value="28800">
                <text:p>28800</text:p>
              </table:table-cell>
              <table:table-cell office:value-type="float" office:value="59760">
                <text:p>5976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4421">
                <text:p>14421</text:p>
              </table:table-cell>
              <table:table-cell office:value-type="float" office:value="27700">
                <text:p>27700</text:p>
              </table:table-cell>
              <table:table-cell office:value-type="float" office:value="57540">
                <text:p>5754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6951">
                <text:p>16951</text:p>
              </table:table-cell>
              <table:table-cell office:value-type="float" office:value="30300">
                <text:p>30300</text:p>
              </table:table-cell>
              <table:table-cell office:value-type="float" office:value="61110">
                <text:p>6111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8100">
                <text:p>18100</text:p>
              </table:table-cell>
              <table:table-cell office:value-type="float" office:value="31968">
                <text:p>31968</text:p>
              </table:table-cell>
              <table:table-cell office:value-type="float" office:value="60480">
                <text:p>6048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302">
                <text:p>16302</text:p>
              </table:table-cell>
              <table:table-cell office:value-type="float" office:value="30550">
                <text:p>30550</text:p>
              </table:table-cell>
              <table:table-cell office:value-type="float" office:value="58310">
                <text:p>5831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4440">
                <text:p>14440</text:p>
              </table:table-cell>
              <table:table-cell office:value-type="float" office:value="29865">
                <text:p>29865</text:p>
              </table:table-cell>
              <table:table-cell office:value-type="float" office:value="63630">
                <text:p>6363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4600">
                <text:p>14600</text:p>
              </table:table-cell>
              <table:table-cell office:value-type="float" office:value="31523">
                <text:p>31523</text:p>
              </table:table-cell>
              <table:table-cell office:value-type="float" office:value="69972">
                <text:p>6997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4378">
                <text:p>14378</text:p>
              </table:table-cell>
              <table:table-cell office:value-type="float" office:value="31605">
                <text:p>31605</text:p>
              </table:table-cell>
              <table:table-cell office:value-type="float" office:value="72030">
                <text:p>7203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5781">
                <text:p>15781</text:p>
              </table:table-cell>
              <table:table-cell office:value-type="float" office:value="31220">
                <text:p>31220</text:p>
              </table:table-cell>
              <table:table-cell office:value-type="float" office:value="72996">
                <text:p>729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6606">
                <text:p>16606</text:p>
              </table:table-cell>
              <table:table-cell office:value-type="float" office:value="31768">
                <text:p>31768</text:p>
              </table:table-cell>
              <table:table-cell office:value-type="float" office:value="74760">
                <text:p>7476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6790">
                <text:p>16790</text:p>
              </table:table-cell>
              <table:table-cell office:value-type="float" office:value="33744">
                <text:p>33744</text:p>
              </table:table-cell>
              <table:table-cell office:value-type="float" office:value="74592">
                <text:p>7459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6790">
                <text:p>16790</text:p>
              </table:table-cell>
              <table:table-cell office:value-type="float" office:value="31901">
                <text:p>31901</text:p>
              </table:table-cell>
              <table:table-cell office:value-type="float" office:value="72282">
                <text:p>7228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8772">
                <text:p>18772</text:p>
              </table:table-cell>
              <table:table-cell office:value-type="float" office:value="34296">
                <text:p>34296</text:p>
              </table:table-cell>
              <table:table-cell office:value-type="float" office:value="68628">
                <text:p>6862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8980">
                <text:p>18980</text:p>
              </table:table-cell>
              <table:table-cell office:value-type="float" office:value="35196">
                <text:p>35196</text:p>
              </table:table-cell>
              <table:table-cell office:value-type="float" office:value="69678">
                <text:p>6967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0148">
                <text:p>20148</text:p>
              </table:table-cell>
              <table:table-cell office:value-type="float" office:value="35430">
                <text:p>35430</text:p>
              </table:table-cell>
              <table:table-cell office:value-type="float" office:value="73018">
                <text:p>7301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0960">
                <text:p>20960</text:p>
              </table:table-cell>
              <table:table-cell office:value-type="float" office:value="36859">
                <text:p>36859</text:p>
              </table:table-cell>
              <table:table-cell office:value-type="float" office:value="75962">
                <text:p>7596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1064">
                <text:p>21064</text:p>
              </table:table-cell>
              <table:table-cell office:value-type="float" office:value="39961">
                <text:p>39961</text:p>
              </table:table-cell>
              <table:table-cell office:value-type="float" office:value="86343">
                <text:p>8634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0741">
                <text:p>20741</text:p>
              </table:table-cell>
              <table:table-cell office:value-type="float" office:value="41648">
                <text:p>41648</text:p>
              </table:table-cell>
              <table:table-cell office:value-type="float" office:value="89721">
                <text:p>89721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0422">
                <text:p>20422</text:p>
              </table:table-cell>
              <table:table-cell office:value-type="float" office:value="42913">
                <text:p>42913</text:p>
              </table:table-cell>
              <table:table-cell office:value-type="float" office:value="93231">
                <text:p>93231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0108">
                <text:p>20108</text:p>
              </table:table-cell>
              <table:table-cell office:value-type="float" office:value="44025">
                <text:p>44025</text:p>
              </table:table-cell>
              <table:table-cell office:value-type="float" office:value="96879">
                <text:p>9687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9799">
                <text:p>19799</text:p>
              </table:table-cell>
              <table:table-cell office:value-type="float" office:value="45541">
                <text:p>45541</text:p>
              </table:table-cell>
              <table:table-cell office:value-type="float" office:value="100683">
                <text:p>100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46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471.25">
                <text:p>10471.2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499.6666666667">
                <text:p>10499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9cm" svg:y="1.404cm" svg:width="31.184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285">
                <text:p>26.28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6.8666666666667">
                <text:p>26.8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6cm" svg:y="1.352cm" svg:width="31.63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3697722148526">
                <text:p>0.953697722148526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5419468338862">
                <text:p>0.96541946833886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86695759501707">
                <text:p>0.98669575950170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058298676749">
                <text:p>1.0305829867674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754356307942">
                <text:p>1.0275435630794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8584570198281">
                <text:p>1.0858457019828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1217292101948">
                <text:p>1.1121729210194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191097210199">
                <text:p>1.0919109721019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682022392854">
                <text:p>1.06820223928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8397680678632">
                <text:p>0.9839768067863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6464687812398">
                <text:p>1.0646468781239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0422427195755">
                <text:p>1.0042242719575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1836503281106">
                <text:p>1.0183650328110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83828005797752">
                <text:p>0.98382800579775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0300051953867">
                <text:p>1.0030005195386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1878681420192">
                <text:p>1.0187868142019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079244582231">
                <text:p>1.10079244582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2762400504955">
                <text:p>1.127624005049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734903567671">
                <text:p>1.073490356767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702666486687">
                <text:p>1.0570266648668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619334939215">
                <text:p>1.1061933493921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424707465264">
                <text:p>1.1042470746526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567113492573">
                <text:p>1.0156711349257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1536356289905">
                <text:p>1.0153635628990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1103939575226">
                <text:p>1.1110393957522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1891813444744">
                <text:p>1.1189181344474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126381078901">
                <text:p>1.1412638107890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4015942434043">
                <text:p>1.0401594243404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751540300925">
                <text:p>1.117515403009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742445732056">
                <text:p>1.1374244573205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512361680766">
                <text:p>1.1151236168076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094789332879">
                <text:p>1.1109478933287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9199252139698">
                <text:p>1.1919925213969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649128025028">
                <text:p>1.1364912802502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718249043734">
                <text:p>1.1371824904373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7947926307885">
                <text:p>1.0794792630788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7011525060649">
                <text:p>1.0701152506064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564916195538">
                <text:p>1.0556491619553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791988486916">
                <text:p>1.0479198848691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4832819502564">
                <text:p>1.1483281950256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443047211395">
                <text:p>1.0844304721139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8988078832371">
                <text:p>1.0898807883237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01494863391928">
                <text:p>1.0149486339192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4494928996155">
                <text:p>1.0449492899615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07293648930305">
                <text:p>1.0729364893030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3368142371579">
                <text:p>1.0336814237157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0.99420791536649">
                <text:p>0.9942079153664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977230195672621">
                <text:p>0.97723019567262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976629015147138">
                <text:p>0.97662901514713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4566556024285">
                <text:p>1.0456655602428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128585507477">
                <text:p>1.0128585507477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8795518960075">
                <text:p>1.0879551896007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3863169224507">
                <text:p>1.0386316922450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7771467542935">
                <text:p>1.077714675429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9883323758835">
                <text:p>1.0988332375883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6281035579909">
                <text:p>1.06281035579909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4653682549506">
                <text:p>0.9465368254950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904810705193">
                <text:p>1.0690481070519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10483765573151">
                <text:p>1.1048376557315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965423903477">
                <text:p>1.096542390347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0761300323215">
                <text:p>1.1076130032321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2064228452548">
                <text:p>1.1206422845254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8940934216561">
                <text:p>0.97894093421656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77000161158895">
                <text:p>0.97700016115889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4626287735417">
                <text:p>1.0462628773541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11422429971598">
                <text:p>1.1142242997159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1925887097763">
                <text:p>1.01925887097763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10838953455856">
                <text:p>1.1083895345585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997645923222125">
                <text:p>0.997645923222125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1791721099407">
                <text:p>1.01791721099407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17621764931089">
                <text:p>1.17621764931089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15565102067137">
                <text:p>1.1556510206713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15248655411759">
                <text:p>1.152486554117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97116770204437">
                <text:p>0.997116770204437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17892747777459">
                <text:p>1.1789274777745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35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6887.75">
                <text:p>36887.7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40351">
                <text:p>40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